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3.7744in" svg:y="0.4406in">
            <draw:object draw:notify-on-update-of-ranges="Sheet1.A4:Sheet1.A88 Sheet1.I4:Sheet1.I88 Sheet1.A4:Sheet1.A69 Sheet2.K4:Sheet2.K71 Sheet1.A4:Sheet1.A88 Sheet1.N4:Sheet1.N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</text:p>
          </table:table-cell>
          <table:covered-table-cell/>
          <table:covered-table-cell table:number-columns-repeated="2" table:style-name="Default"/>
          <table:covered-table-cell table:number-columns-repeated="13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(65.5V), run 1 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formula="of:=HOUR([.A4])*60+MINUTE([.A4])" office:value-type="float" office:value="461" calcext:value-type="float">
            <text:p>46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formula="of:=HOUR([.A5])*60+MINUTE([.A5])" office:value-type="float" office:value="465" calcext:value-type="float">
            <text:p>465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formula="of:=HOUR([.A6])*60+MINUTE([.A6])" office:value-type="float" office:value="480" calcext:value-type="float">
            <text:p>480</text:p>
          </table:table-cell>
          <table:table-cell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formula="of:=HOUR([.A7])*60+MINUTE([.A7])" office:value-type="float" office:value="484" calcext:value-type="float">
            <text:p>484</text:p>
          </table:table-cell>
          <table:table-cell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formula="of:=HOUR([.A8])*60+MINUTE([.A8])" office:value-type="float" office:value="488" calcext:value-type="float">
            <text:p>488</text:p>
          </table:table-cell>
          <table:table-cell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formula="of:=HOUR([.A9])*60+MINUTE([.A9])" office:value-type="float" office:value="491" calcext:value-type="float">
            <text:p>491</text:p>
          </table:table-cell>
          <table:table-cell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formula="of:=HOUR([.A10])*60+MINUTE([.A10])" office:value-type="float" office:value="494" calcext:value-type="float">
            <text:p>494</text:p>
          </table:table-cell>
          <table:table-cell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formula="of:=HOUR([.A11])*60+MINUTE([.A11])" office:value-type="float" office:value="498" calcext:value-type="float">
            <text:p>498</text:p>
          </table:table-cell>
          <table:table-cell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formula="of:=HOUR([.A12])*60+MINUTE([.A12])" office:value-type="float" office:value="501" calcext:value-type="float">
            <text:p>501</text:p>
          </table:table-cell>
          <table:table-cell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formula="of:=HOUR([.A13])*60+MINUTE([.A13])" office:value-type="float" office:value="505" calcext:value-type="float">
            <text:p>505</text:p>
          </table:table-cell>
          <table:table-cell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formula="of:=HOUR([.A14])*60+MINUTE([.A14])" office:value-type="float" office:value="508" calcext:value-type="float">
            <text:p>508</text:p>
          </table:table-cell>
          <table:table-cell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formula="of:=HOUR([.A15])*60+MINUTE([.A15])" office:value-type="float" office:value="512" calcext:value-type="float">
            <text:p>512</text:p>
          </table:table-cell>
          <table:table-cell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formula="of:=HOUR([.A16])*60+MINUTE([.A16])" office:value-type="float" office:value="516" calcext:value-type="float">
            <text:p>516</text:p>
          </table:table-cell>
          <table:table-cell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formula="of:=HOUR([.A17])*60+MINUTE([.A17])" office:value-type="float" office:value="523" calcext:value-type="float">
            <text:p>523</text:p>
          </table:table-cell>
          <table:table-cell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formula="of:=HOUR([.A18])*60+MINUTE([.A18])" office:value-type="float" office:value="527" calcext:value-type="float">
            <text:p>527</text:p>
          </table:table-cell>
          <table:table-cell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formula="of:=HOUR([.A19])*60+MINUTE([.A19])" office:value-type="float" office:value="530" calcext:value-type="float">
            <text:p>530</text:p>
          </table:table-cell>
          <table:table-cell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formula="of:=HOUR([.A20])*60+MINUTE([.A20])" office:value-type="float" office:value="534" calcext:value-type="float">
            <text:p>534</text:p>
          </table:table-cell>
          <table:table-cell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formula="of:=HOUR([.A21])*60+MINUTE([.A21])" office:value-type="float" office:value="537" calcext:value-type="float">
            <text:p>537</text:p>
          </table:table-cell>
          <table:table-cell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formula="of:=HOUR([.A22])*60+MINUTE([.A22])" office:value-type="float" office:value="540" calcext:value-type="float">
            <text:p>540</text:p>
          </table:table-cell>
          <table:table-cell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formula="of:=HOUR([.A23])*60+MINUTE([.A23])" office:value-type="float" office:value="544" calcext:value-type="float">
            <text:p>544</text:p>
          </table:table-cell>
          <table:table-cell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formula="of:=HOUR([.A24])*60+MINUTE([.A24])" office:value-type="float" office:value="548" calcext:value-type="float">
            <text:p>548</text:p>
          </table:table-cell>
          <table:table-cell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formula="of:=HOUR([.A25])*60+MINUTE([.A25])" office:value-type="float" office:value="551" calcext:value-type="float">
            <text:p>551</text:p>
          </table:table-cell>
          <table:table-cell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formula="of:=HOUR([.A26])*60+MINUTE([.A26])" office:value-type="float" office:value="555" calcext:value-type="float">
            <text:p>555</text:p>
          </table:table-cell>
          <table:table-cell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formula="of:=HOUR([.A27])*60+MINUTE([.A27])" office:value-type="float" office:value="558" calcext:value-type="float">
            <text:p>558</text:p>
          </table:table-cell>
          <table:table-cell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formula="of:=HOUR([.A28])*60+MINUTE([.A28])" office:value-type="float" office:value="562" calcext:value-type="float">
            <text:p>562</text:p>
          </table:table-cell>
          <table:table-cell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formula="of:=HOUR([.A29])*60+MINUTE([.A29])" office:value-type="float" office:value="565" calcext:value-type="float">
            <text:p>565</text:p>
          </table:table-cell>
          <table:table-cell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formula="of:=HOUR([.A30])*60+MINUTE([.A30])" office:value-type="float" office:value="569" calcext:value-type="float">
            <text:p>569</text:p>
          </table:table-cell>
          <table:table-cell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formula="of:=HOUR([.A31])*60+MINUTE([.A31])" office:value-type="float" office:value="572" calcext:value-type="float">
            <text:p>572</text:p>
          </table:table-cell>
          <table:table-cell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formula="of:=HOUR([.A32])*60+MINUTE([.A32])" office:value-type="float" office:value="576" calcext:value-type="float">
            <text:p>576</text:p>
          </table:table-cell>
          <table:table-cell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formula="of:=HOUR([.A33])*60+MINUTE([.A33])" office:value-type="float" office:value="579" calcext:value-type="float">
            <text:p>579</text:p>
          </table:table-cell>
          <table:table-cell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formula="of:=HOUR([.A34])*60+MINUTE([.A34])" office:value-type="float" office:value="587" calcext:value-type="float">
            <text:p>587</text:p>
          </table:table-cell>
          <table:table-cell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formula="of:=HOUR([.A35])*60+MINUTE([.A35])" office:value-type="float" office:value="590" calcext:value-type="float">
            <text:p>590</text:p>
          </table:table-cell>
          <table:table-cell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formula="of:=HOUR([.A36])*60+MINUTE([.A36])" office:value-type="float" office:value="591" calcext:value-type="float">
            <text:p>591</text:p>
          </table:table-cell>
          <table:table-cell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formula="of:=HOUR([.A37])*60+MINUTE([.A37])" office:value-type="float" office:value="594" calcext:value-type="float">
            <text:p>594</text:p>
          </table:table-cell>
          <table:table-cell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formula="of:=HOUR([.A38])*60+MINUTE([.A38])" office:value-type="float" office:value="598" calcext:value-type="float">
            <text:p>598</text:p>
          </table:table-cell>
          <table:table-cell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formula="of:=HOUR([.A39])*60+MINUTE([.A39])" office:value-type="float" office:value="601" calcext:value-type="float">
            <text:p>601</text:p>
          </table:table-cell>
          <table:table-cell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formula="of:=HOUR([.A40])*60+MINUTE([.A40])" office:value-type="float" office:value="605" calcext:value-type="float">
            <text:p>605</text:p>
          </table:table-cell>
          <table:table-cell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formula="of:=HOUR([.A41])*60+MINUTE([.A41])" office:value-type="float" office:value="608" calcext:value-type="float">
            <text:p>608</text:p>
          </table:table-cell>
          <table:table-cell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formula="of:=HOUR([.A42])*60+MINUTE([.A42])" office:value-type="float" office:value="612" calcext:value-type="float">
            <text:p>612</text:p>
          </table:table-cell>
          <table:table-cell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formula="of:=HOUR([.A43])*60+MINUTE([.A43])" office:value-type="float" office:value="615" calcext:value-type="float">
            <text:p>615</text:p>
          </table:table-cell>
          <table:table-cell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formula="of:=HOUR([.A44])*60+MINUTE([.A44])" office:value-type="float" office:value="619" calcext:value-type="float">
            <text:p>619</text:p>
          </table:table-cell>
          <table:table-cell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formula="of:=HOUR([.A45])*60+MINUTE([.A45])" office:value-type="float" office:value="622" calcext:value-type="float">
            <text:p>622</text:p>
          </table:table-cell>
          <table:table-cell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formula="of:=HOUR([.A46])*60+MINUTE([.A46])" office:value-type="float" office:value="626" calcext:value-type="float">
            <text:p>626</text:p>
          </table:table-cell>
          <table:table-cell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formula="of:=HOUR([.A47])*60+MINUTE([.A47])" office:value-type="float" office:value="630" calcext:value-type="float">
            <text:p>630</text:p>
          </table:table-cell>
          <table:table-cell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formula="of:=HOUR([.A48])*60+MINUTE([.A48])" office:value-type="float" office:value="637" calcext:value-type="float">
            <text:p>637</text:p>
          </table:table-cell>
          <table:table-cell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formula="of:=HOUR([.A49])*60+MINUTE([.A49])" office:value-type="float" office:value="641" calcext:value-type="float">
            <text:p>641</text:p>
          </table:table-cell>
          <table:table-cell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formula="of:=HOUR([.A50])*60+MINUTE([.A50])" office:value-type="float" office:value="644" calcext:value-type="float">
            <text:p>644</text:p>
          </table:table-cell>
          <table:table-cell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formula="of:=HOUR([.A51])*60+MINUTE([.A51])" office:value-type="float" office:value="648" calcext:value-type="float">
            <text:p>648</text:p>
          </table:table-cell>
          <table:table-cell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formula="of:=HOUR([.A52])*60+MINUTE([.A52])" office:value-type="float" office:value="651" calcext:value-type="float">
            <text:p>651</text:p>
          </table:table-cell>
          <table:table-cell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formula="of:=HOUR([.A53])*60+MINUTE([.A53])" office:value-type="float" office:value="655" calcext:value-type="float">
            <text:p>655</text:p>
          </table:table-cell>
          <table:table-cell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formula="of:=HOUR([.A54])*60+MINUTE([.A54])" office:value-type="float" office:value="658" calcext:value-type="float">
            <text:p>658</text:p>
          </table:table-cell>
          <table:table-cell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formula="of:=HOUR([.A55])*60+MINUTE([.A55])" office:value-type="float" office:value="662" calcext:value-type="float">
            <text:p>662</text:p>
          </table:table-cell>
          <table:table-cell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formula="of:=HOUR([.A56])*60+MINUTE([.A56])" office:value-type="float" office:value="665" calcext:value-type="float">
            <text:p>665</text:p>
          </table:table-cell>
          <table:table-cell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formula="of:=HOUR([.A57])*60+MINUTE([.A57])" office:value-type="float" office:value="669" calcext:value-type="float">
            <text:p>669</text:p>
          </table:table-cell>
          <table:table-cell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formula="of:=HOUR([.A58])*60+MINUTE([.A58])" office:value-type="float" office:value="672" calcext:value-type="float">
            <text:p>672</text:p>
          </table:table-cell>
          <table:table-cell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formula="of:=HOUR([.A59])*60+MINUTE([.A59])" office:value-type="float" office:value="676" calcext:value-type="float">
            <text:p>676</text:p>
          </table:table-cell>
          <table:table-cell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formula="of:=HOUR([.A60])*60+MINUTE([.A60])" office:value-type="float" office:value="680" calcext:value-type="float">
            <text:p>680</text:p>
          </table:table-cell>
          <table:table-cell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formula="of:=HOUR([.A61])*60+MINUTE([.A61])" office:value-type="float" office:value="683" calcext:value-type="float">
            <text:p>683</text:p>
          </table:table-cell>
          <table:table-cell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formula="of:=HOUR([.A62])*60+MINUTE([.A62])" office:value-type="float" office:value="687" calcext:value-type="float">
            <text:p>687</text:p>
          </table:table-cell>
          <table:table-cell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formula="of:=HOUR([.A63])*60+MINUTE([.A63])" office:value-type="float" office:value="690" calcext:value-type="float">
            <text:p>690</text:p>
          </table:table-cell>
          <table:table-cell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formula="of:=HOUR([.A64])*60+MINUTE([.A64])" office:value-type="float" office:value="694" calcext:value-type="float">
            <text:p>694</text:p>
          </table:table-cell>
          <table:table-cell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formula="of:=HOUR([.A65])*60+MINUTE([.A65])" office:value-type="float" office:value="697" calcext:value-type="float">
            <text:p>697</text:p>
          </table:table-cell>
          <table:table-cell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formula="of:=HOUR([.A66])*60+MINUTE([.A66])" office:value-type="float" office:value="701" calcext:value-type="float">
            <text:p>701</text:p>
          </table:table-cell>
          <table:table-cell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formula="of:=HOUR([.A67])*60+MINUTE([.A67])" office:value-type="float" office:value="704" calcext:value-type="float">
            <text:p>704</text:p>
          </table:table-cell>
          <table:table-cell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formula="of:=HOUR([.A68])*60+MINUTE([.A68])" office:value-type="float" office:value="708" calcext:value-type="float">
            <text:p>708</text:p>
          </table:table-cell>
          <table:table-cell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formula="of:=HOUR([.A69])*60+MINUTE([.A69])" office:value-type="float" office:value="711" calcext:value-type="float">
            <text:p>711</text:p>
          </table:table-cell>
          <table:table-cell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M4:Sheet2.M71 Sheet2.P3:Sheet2.P3 Sheet2.P4:Sheet2.P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S4:Sheet3.S40 Sheet3.C1:Sheet3.C1 Sheet3.H4:Sheet3.H34 Sheet3.T4:Sheet3.T40 Sheet3.J1:Sheet3.J1 Sheet3.Q4:Sheet3.Q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 table:number-columns-spanned="6" table:number-rows-spanned="1">
            <text:p>RUN 4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8" table:number-rows-spanned="1">
            <text:p>RUN 5</text:p>
          </table:table-cell>
          <table:covered-table-cell table:number-columns-repeated="4"/>
          <table:covered-table-cell table:style-name="ce5"/>
          <table:covered-table-cell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4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/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/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G4]/[Sheet3.F4])" office:value-type="float" office:value="0.500113331006819" calcext:value-type="float">
            <text:p>0.500113331</text:p>
          </table:table-cell>
          <table:table-cell/>
          <table:table-cell office:value-type="time" office:time-value="PT14H51M00S" calcext:value-type="time">
            <text:p>02:51:00 PM</text:p>
          </table:table-cell>
          <table:table-cell table:formula="of:=HOUR([.J4])*60+MINUTE([.J4])" office:value-type="float" office:value="891" calcext:value-type="float">
            <text:p>891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P4]/[Sheet3.O4])" office:value-type="float" office:value="0.504361773833102" calcext:value-type="float">
            <text:p>0.5043617738</text:p>
          </table:table-cell>
          <table:table-cell/>
          <table:table-cell table:formula="of:=[.B4]-[.B4]" office:value-type="float" office:value="0" calcext:value-type="float">
            <text:p>0</text:p>
          </table:table-cell>
          <table:table-cell table:formula="of:=[.K4]-[.K4]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G5]/[Sheet3.F5])" office:value-type="float" office:value="0.517056173516627" calcext:value-type="float">
            <text:p>0.5170561735</text:p>
          </table:table-cell>
          <table:table-cell/>
          <table:table-cell office:value-type="time" office:time-value="PT14H54M00S" calcext:value-type="time">
            <text:p>02:54:00 PM</text:p>
          </table:table-cell>
          <table:table-cell table:formula="of:=HOUR([.J5])*60+MINUTE([.J5])" office:value-type="float" office:value="894" calcext:value-type="float">
            <text:p>894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P5]/[Sheet3.O5])" office:value-type="float" office:value="0.510025760842697" calcext:value-type="float">
            <text:p>0.5100257608</text:p>
          </table:table-cell>
          <table:table-cell/>
          <table:table-cell table:formula="of:=[.B5]-652" office:value-type="float" office:value="4" calcext:value-type="float">
            <text:p>4</text:p>
          </table:table-cell>
          <table:table-cell table:formula="of:=[.K5]-891"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G6]/[Sheet3.F6])" office:value-type="float" office:value="0.502447900137017" calcext:value-type="float">
            <text:p>0.5024479001</text:p>
          </table:table-cell>
          <table:table-cell/>
          <table:table-cell office:value-type="time" office:time-value="PT14H57M00S" calcext:value-type="time">
            <text:p>02:57:00 PM</text:p>
          </table:table-cell>
          <table:table-cell table:formula="of:=HOUR([.J6])*60+MINUTE([.J6])" office:value-type="float" office:value="897" calcext:value-type="float">
            <text:p>89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P6]/[Sheet3.O6])" office:value-type="float" office:value="0.512522042417032" calcext:value-type="float">
            <text:p>0.5125220424</text:p>
          </table:table-cell>
          <table:table-cell/>
          <table:table-cell table:formula="of:=[.B6]-652" office:value-type="float" office:value="7" calcext:value-type="float">
            <text:p>7</text:p>
          </table:table-cell>
          <table:table-cell table:formula="of:=[.K6]-891" office:value-type="float" office:value="6" calcext:value-type="float">
            <text:p>6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G7]/[Sheet3.F7])" office:value-type="float" office:value="0.517877973589954" calcext:value-type="float">
            <text:p>0.5178779736</text:p>
          </table:table-cell>
          <table:table-cell/>
          <table:table-cell office:value-type="time" office:time-value="PT15H01M00S" calcext:value-type="time">
            <text:p>03:01:00 PM</text:p>
          </table:table-cell>
          <table:table-cell table:formula="of:=HOUR([.J7])*60+MINUTE([.J7])" office:value-type="float" office:value="901" calcext:value-type="float">
            <text:p>901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P7]/[Sheet3.O7])" office:value-type="float" office:value="0.51847537277882" calcext:value-type="float">
            <text:p>0.5184753728</text:p>
          </table:table-cell>
          <table:table-cell/>
          <table:table-cell table:formula="of:=[.B7]-652" office:value-type="float" office:value="10" calcext:value-type="float">
            <text:p>10</text:p>
          </table:table-cell>
          <table:table-cell table:formula="of:=[.K7]-891"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G8]/[Sheet3.F8])" office:value-type="float" office:value="0.521399595208147" calcext:value-type="float">
            <text:p>0.5213995952</text:p>
          </table:table-cell>
          <table:table-cell/>
          <table:table-cell office:value-type="time" office:time-value="PT15H04M00S" calcext:value-type="time">
            <text:p>03:04:00 PM</text:p>
          </table:table-cell>
          <table:table-cell table:formula="of:=HOUR([.J8])*60+MINUTE([.J8])" office:value-type="float" office:value="904" calcext:value-type="float">
            <text:p>904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P8]/[Sheet3.O8])" office:value-type="float" office:value="0.534627545917172" calcext:value-type="float">
            <text:p>0.5346275459</text:p>
          </table:table-cell>
          <table:table-cell/>
          <table:table-cell table:formula="of:=[.B8]-652" office:value-type="float" office:value="13" calcext:value-type="float">
            <text:p>13</text:p>
          </table:table-cell>
          <table:table-cell table:formula="of:=[.K8]-891"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G9]/[Sheet3.F9])" office:value-type="float" office:value="0.509645772442611" calcext:value-type="float">
            <text:p>0.5096457724</text:p>
          </table:table-cell>
          <table:table-cell/>
          <table:table-cell office:value-type="time" office:time-value="PT15H07M00S" calcext:value-type="time">
            <text:p>03:07:00 PM</text:p>
          </table:table-cell>
          <table:table-cell table:formula="of:=HOUR([.J9])*60+MINUTE([.J9])" office:value-type="float" office:value="907" calcext:value-type="float">
            <text:p>907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P9]/[Sheet3.O9])" office:value-type="float" office:value="0.510939253673505" calcext:value-type="float">
            <text:p>0.5109392537</text:p>
          </table:table-cell>
          <table:table-cell/>
          <table:table-cell table:formula="of:=[.B9]-652" office:value-type="float" office:value="17" calcext:value-type="float">
            <text:p>17</text:p>
          </table:table-cell>
          <table:table-cell table:formula="of:=[.K9]-891"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G10]/[Sheet3.F10])" office:value-type="float" office:value="0.530146162922532" calcext:value-type="float">
            <text:p>0.5301461629</text:p>
          </table:table-cell>
          <table:table-cell/>
          <table:table-cell office:value-type="time" office:time-value="PT15H10M00S" calcext:value-type="time">
            <text:p>03:10:00 PM</text:p>
          </table:table-cell>
          <table:table-cell table:formula="of:=HOUR([.J10])*60+MINUTE([.J10])" office:value-type="float" office:value="910" calcext:value-type="float">
            <text:p>910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P10]/[Sheet3.O10])" office:value-type="float" office:value="0.51770499773688" calcext:value-type="float">
            <text:p>0.5177049977</text:p>
          </table:table-cell>
          <table:table-cell/>
          <table:table-cell table:formula="of:=[.B10]-652" office:value-type="float" office:value="21" calcext:value-type="float">
            <text:p>21</text:p>
          </table:table-cell>
          <table:table-cell table:formula="of:=[.K10]-891"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G11]/[Sheet3.F11])" office:value-type="float" office:value="0.523657428061284" calcext:value-type="float">
            <text:p>0.5236574281</text:p>
          </table:table-cell>
          <table:table-cell/>
          <table:table-cell office:value-type="time" office:time-value="PT15H13M00S" calcext:value-type="time">
            <text:p>03:13:00 PM</text:p>
          </table:table-cell>
          <table:table-cell table:formula="of:=HOUR([.J11])*60+MINUTE([.J11])" office:value-type="float" office:value="913" calcext:value-type="float">
            <text:p>913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P11]/[Sheet3.O11])" office:value-type="float" office:value="0.537993929538928" calcext:value-type="float">
            <text:p>0.5379939295</text:p>
          </table:table-cell>
          <table:table-cell/>
          <table:table-cell table:formula="of:=[.B11]-652" office:value-type="float" office:value="24" calcext:value-type="float">
            <text:p>24</text:p>
          </table:table-cell>
          <table:table-cell table:formula="of:=[.K11]-891"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G12]/[Sheet3.F12])" office:value-type="float" office:value="0.511943394508129" calcext:value-type="float">
            <text:p>0.5119433945</text:p>
          </table:table-cell>
          <table:table-cell/>
          <table:table-cell office:value-type="time" office:time-value="PT15H17M00S" calcext:value-type="time">
            <text:p>03:17:00 PM</text:p>
          </table:table-cell>
          <table:table-cell table:formula="of:=HOUR([.J12])*60+MINUTE([.J12])" office:value-type="float" office:value="917" calcext:value-type="float">
            <text:p>917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P12]/[Sheet3.O12])" office:value-type="float" office:value="0.532049650233142" calcext:value-type="float">
            <text:p>0.5320496502</text:p>
          </table:table-cell>
          <table:table-cell/>
          <table:table-cell table:formula="of:=[.B12]-652" office:value-type="float" office:value="27" calcext:value-type="float">
            <text:p>27</text:p>
          </table:table-cell>
          <table:table-cell table:formula="of:=[.K12]-891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G13]/[Sheet3.F13])" office:value-type="float" office:value="0.519280347684923" calcext:value-type="float">
            <text:p>0.5192803477</text:p>
          </table:table-cell>
          <table:table-cell/>
          <table:table-cell office:value-type="time" office:time-value="PT15H20M00S" calcext:value-type="time">
            <text:p>03:20:00 PM</text:p>
          </table:table-cell>
          <table:table-cell table:formula="of:=HOUR([.J13])*60+MINUTE([.J13])" office:value-type="float" office:value="920" calcext:value-type="float">
            <text:p>920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P13]/[Sheet3.O13])" office:value-type="float" office:value="0.524080883172308" calcext:value-type="float">
            <text:p>0.5240808832</text:p>
          </table:table-cell>
          <table:table-cell/>
          <table:table-cell table:formula="of:=[.B13]-652" office:value-type="float" office:value="30" calcext:value-type="float">
            <text:p>30</text:p>
          </table:table-cell>
          <table:table-cell table:formula="of:=[.K13]-891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G14]/[Sheet3.F14])" office:value-type="float" office:value="0.510327319905324" calcext:value-type="float">
            <text:p>0.5103273199</text:p>
          </table:table-cell>
          <table:table-cell/>
          <table:table-cell office:value-type="time" office:time-value="PT15H23M00S" calcext:value-type="time">
            <text:p>03:23:00 PM</text:p>
          </table:table-cell>
          <table:table-cell table:formula="of:=HOUR([.J14])*60+MINUTE([.J14])" office:value-type="float" office:value="923" calcext:value-type="float">
            <text:p>923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P14]/[Sheet3.O14])" office:value-type="float" office:value="0.523843964525248" calcext:value-type="float">
            <text:p>0.5238439645</text:p>
          </table:table-cell>
          <table:table-cell/>
          <table:table-cell table:formula="of:=[.B14]-652" office:value-type="float" office:value="33" calcext:value-type="float">
            <text:p>33</text:p>
          </table:table-cell>
          <table:table-cell table:formula="of:=[.K14]-891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G15]/[Sheet3.F15])" office:value-type="float" office:value="0.535684271693807" calcext:value-type="float">
            <text:p>0.5356842717</text:p>
          </table:table-cell>
          <table:table-cell/>
          <table:table-cell office:value-type="time" office:time-value="PT15H27M00S" calcext:value-type="time">
            <text:p>03:27:00 PM</text:p>
          </table:table-cell>
          <table:table-cell table:formula="of:=HOUR([.J15])*60+MINUTE([.J15])" office:value-type="float" office:value="927" calcext:value-type="float">
            <text:p>927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P15]/[Sheet3.O15])" office:value-type="float" office:value="0.542652988622219" calcext:value-type="float">
            <text:p>0.5426529886</text:p>
          </table:table-cell>
          <table:table-cell/>
          <table:table-cell table:formula="of:=[.B15]-652" office:value-type="float" office:value="37" calcext:value-type="float">
            <text:p>37</text:p>
          </table:table-cell>
          <table:table-cell table:formula="of:=[.K15]-891"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G16]/[Sheet3.F16])" office:value-type="float" office:value="0.495561656097259" calcext:value-type="float">
            <text:p>0.4955616561</text:p>
          </table:table-cell>
          <table:table-cell/>
          <table:table-cell office:value-type="time" office:time-value="PT15H30M00S" calcext:value-type="time">
            <text:p>03:30:00 PM</text:p>
          </table:table-cell>
          <table:table-cell table:formula="of:=HOUR([.J16])*60+MINUTE([.J16])" office:value-type="float" office:value="930" calcext:value-type="float">
            <text:p>930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P16]/[Sheet3.O16])" office:value-type="float" office:value="0.533517034968061" calcext:value-type="float">
            <text:p>0.533517035</text:p>
          </table:table-cell>
          <table:table-cell/>
          <table:table-cell table:formula="of:=[.B16]-652" office:value-type="float" office:value="40" calcext:value-type="float">
            <text:p>40</text:p>
          </table:table-cell>
          <table:table-cell table:formula="of:=[.K16]-891"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G17]/[Sheet3.F17])" office:value-type="float" office:value="0.497552799854796" calcext:value-type="float">
            <text:p>0.4975527999</text:p>
          </table:table-cell>
          <table:table-cell/>
          <table:table-cell office:value-type="time" office:time-value="PT15H33M00S" calcext:value-type="time">
            <text:p>03:33:00 PM</text:p>
          </table:table-cell>
          <table:table-cell table:formula="of:=HOUR([.J17])*60+MINUTE([.J17])"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P17]/[Sheet3.O17])" office:value-type="float" office:value="0.53741868005147" calcext:value-type="float">
            <text:p>0.5374186801</text:p>
          </table:table-cell>
          <table:table-cell/>
          <table:table-cell table:formula="of:=[.B17]-652" office:value-type="float" office:value="43" calcext:value-type="float">
            <text:p>43</text:p>
          </table:table-cell>
          <table:table-cell table:formula="of:=[.K17]-891"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G18]/[Sheet3.F18])" office:value-type="float" office:value="0.5143735045459" calcext:value-type="float">
            <text:p>0.5143735045</text:p>
          </table:table-cell>
          <table:table-cell/>
          <table:table-cell office:value-type="time" office:time-value="PT15H36M00S" calcext:value-type="time">
            <text:p>03:36:00 PM</text:p>
          </table:table-cell>
          <table:table-cell table:formula="of:=HOUR([.J18])*60+MINUTE([.J18])" office:value-type="float" office:value="936" calcext:value-type="float">
            <text:p>936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P18]/[Sheet3.O18])" office:value-type="float" office:value="0.533446070202038" calcext:value-type="float">
            <text:p>0.5334460702</text:p>
          </table:table-cell>
          <table:table-cell/>
          <table:table-cell table:formula="of:=[.B18]-652" office:value-type="float" office:value="47" calcext:value-type="float">
            <text:p>47</text:p>
          </table:table-cell>
          <table:table-cell table:formula="of:=[.K18]-891"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G19]/[Sheet3.F19])" office:value-type="float" office:value="0.513273034812222" calcext:value-type="float">
            <text:p>0.5132730348</text:p>
          </table:table-cell>
          <table:table-cell/>
          <table:table-cell office:value-type="time" office:time-value="PT15H40M00S" calcext:value-type="time">
            <text:p>03:40:00 PM</text:p>
          </table:table-cell>
          <table:table-cell table:formula="of:=HOUR([.J19])*60+MINUTE([.J19])" office:value-type="float" office:value="940" calcext:value-type="float">
            <text:p>940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P19]/[Sheet3.O19])" office:value-type="float" office:value="0.506115299465807" calcext:value-type="float">
            <text:p>0.5061152995</text:p>
          </table:table-cell>
          <table:table-cell/>
          <table:table-cell table:formula="of:=[.B19]-652" office:value-type="float" office:value="51" calcext:value-type="float">
            <text:p>51</text:p>
          </table:table-cell>
          <table:table-cell table:formula="of:=[.K19]-891" office:value-type="float" office:value="49" calcext:value-type="float">
            <text:p>4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G19]/[Sheet3.F19])" office:value-type="float" office:value="0.513273034812222" calcext:value-type="float">
            <text:p>0.5132730348</text:p>
          </table:table-cell>
          <table:table-cell/>
          <table:table-cell office:value-type="time" office:time-value="PT15H44M00S" calcext:value-type="time">
            <text:p>03:44:00 PM</text:p>
          </table:table-cell>
          <table:table-cell table:formula="of:=HOUR([.J20])*60+MINUTE([.J20])" office:value-type="float" office:value="944" calcext:value-type="float">
            <text:p>944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P20]/[Sheet3.O20])" office:value-type="float" office:value="0.521046271638395" calcext:value-type="float">
            <text:p>0.5210462716</text:p>
          </table:table-cell>
          <table:table-cell/>
          <table:table-cell table:formula="of:=[.B20]-652" office:value-type="float" office:value="55" calcext:value-type="float">
            <text:p>55</text:p>
          </table:table-cell>
          <table:table-cell table:formula="of:=[.K20]-891"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G20]/[Sheet3.F20])" office:value-type="float" office:value="0.52341986180395" calcext:value-type="float">
            <text:p>0.5234198618</text:p>
          </table:table-cell>
          <table:table-cell/>
          <table:table-cell office:value-type="time" office:time-value="PT15H47M00S" calcext:value-type="time">
            <text:p>03:47:00 PM</text:p>
          </table:table-cell>
          <table:table-cell table:formula="of:=HOUR([.J21])*60+MINUTE([.J21])" office:value-type="float" office:value="947" calcext:value-type="float">
            <text:p>947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P21]/[Sheet3.O21])" office:value-type="float" office:value="0.504327282480584" calcext:value-type="float">
            <text:p>0.5043272825</text:p>
          </table:table-cell>
          <table:table-cell/>
          <table:table-cell table:formula="of:=[.B21]-652" office:value-type="float" office:value="58" calcext:value-type="float">
            <text:p>58</text:p>
          </table:table-cell>
          <table:table-cell table:formula="of:=[.K21]-891"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G21]/[Sheet3.F21])" office:value-type="float" office:value="0.505780262681012" calcext:value-type="float">
            <text:p>0.5057802627</text:p>
          </table:table-cell>
          <table:table-cell/>
          <table:table-cell office:value-type="time" office:time-value="PT15H50M00S" calcext:value-type="time">
            <text:p>03:50:00 PM</text:p>
          </table:table-cell>
          <table:table-cell table:formula="of:=HOUR([.J22])*60+MINUTE([.J22])" office:value-type="float" office:value="950" calcext:value-type="float">
            <text:p>950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P22]/[Sheet3.O22])" office:value-type="float" office:value="0.523368917140559" calcext:value-type="float">
            <text:p>0.5233689171</text:p>
          </table:table-cell>
          <table:table-cell/>
          <table:table-cell table:formula="of:=[.B22]-652" office:value-type="float" office:value="61" calcext:value-type="float">
            <text:p>61</text:p>
          </table:table-cell>
          <table:table-cell table:formula="of:=[.K22]-891"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G22]/[Sheet3.F22])" office:value-type="float" office:value="0.496321245955277" calcext:value-type="float">
            <text:p>0.496321246</text:p>
          </table:table-cell>
          <table:table-cell/>
          <table:table-cell office:value-type="time" office:time-value="PT15H53M00S" calcext:value-type="time">
            <text:p>03:53:00 PM</text:p>
          </table:table-cell>
          <table:table-cell table:formula="of:=HOUR([.J23])*60+MINUTE([.J23])" office:value-type="float" office:value="953" calcext:value-type="float">
            <text:p>953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P23]/[Sheet3.O23])" office:value-type="float" office:value="0.537746855582846" calcext:value-type="float">
            <text:p>0.5377468556</text:p>
          </table:table-cell>
          <table:table-cell/>
          <table:table-cell table:formula="of:=[.B23]-652" office:value-type="float" office:value="64" calcext:value-type="float">
            <text:p>64</text:p>
          </table:table-cell>
          <table:table-cell table:formula="of:=[.K23]-891" office:value-type="float" office:value="62" calcext:value-type="float">
            <text:p>62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G23]/[Sheet3.F23])" office:value-type="float" office:value="0.507918978510026" calcext:value-type="float">
            <text:p>0.5079189785</text:p>
          </table:table-cell>
          <table:table-cell/>
          <table:table-cell office:value-type="time" office:time-value="PT15H56M00S" calcext:value-type="time">
            <text:p>03:56:00 PM</text:p>
          </table:table-cell>
          <table:table-cell table:formula="of:=HOUR([.J24])*60+MINUTE([.J24])" office:value-type="float" office:value="956" calcext:value-type="float">
            <text:p>956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P24]/[Sheet3.O24])" office:value-type="float" office:value="0.519190996562404" calcext:value-type="float">
            <text:p>0.5191909966</text:p>
          </table:table-cell>
          <table:table-cell/>
          <table:table-cell table:formula="of:=[.B24]-652" office:value-type="float" office:value="67" calcext:value-type="float">
            <text:p>67</text:p>
          </table:table-cell>
          <table:table-cell table:formula="of:=[.K24]-891" office:value-type="float" office:value="65" calcext:value-type="float">
            <text:p>65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G24]/[Sheet3.F24])" office:value-type="float" office:value="0.521686863197595" calcext:value-type="float">
            <text:p>0.5216868632</text:p>
          </table:table-cell>
          <table:table-cell/>
          <table:table-cell office:value-type="time" office:time-value="PT15H59M00S" calcext:value-type="time">
            <text:p>03:59:00 PM</text:p>
          </table:table-cell>
          <table:table-cell table:formula="of:=HOUR([.J25])*60+MINUTE([.J25])" office:value-type="float" office:value="959" calcext:value-type="float">
            <text:p>959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P25]/[Sheet3.O25])" office:value-type="float" office:value="0.530080268309914" calcext:value-type="float">
            <text:p>0.5300802683</text:p>
          </table:table-cell>
          <table:table-cell/>
          <table:table-cell table:formula="of:=[.B25]-652" office:value-type="float" office:value="71" calcext:value-type="float">
            <text:p>71</text:p>
          </table:table-cell>
          <table:table-cell table:formula="of:=[.K25]-891" office:value-type="float" office:value="68" calcext:value-type="float">
            <text:p>68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G25]/[Sheet3.F25])" office:value-type="float" office:value="0.518333600125868" calcext:value-type="float">
            <text:p>0.5183336001</text:p>
          </table:table-cell>
          <table:table-cell/>
          <table:table-cell office:value-type="time" office:time-value="PT16H03M00S" calcext:value-type="time">
            <text:p>04:03:00 PM</text:p>
          </table:table-cell>
          <table:table-cell table:formula="of:=HOUR([.J26])*60+MINUTE([.J26])" office:value-type="float" office:value="963" calcext:value-type="float">
            <text:p>963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P26]/[Sheet3.O26])" office:value-type="float" office:value="0.509482440219523" calcext:value-type="float">
            <text:p>0.5094824402</text:p>
          </table:table-cell>
          <table:table-cell/>
          <table:table-cell table:formula="of:=[.B26]-652" office:value-type="float" office:value="74" calcext:value-type="float">
            <text:p>74</text:p>
          </table:table-cell>
          <table:table-cell table:formula="of:=[.K26]-891"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G27]/[Sheet3.F27])" office:value-type="float" office:value="0.517315786527209" calcext:value-type="float">
            <text:p>0.5173157865</text:p>
          </table:table-cell>
          <table:table-cell/>
          <table:table-cell office:value-type="time" office:time-value="PT16H06M00S" calcext:value-type="time">
            <text:p>04:06:00 PM</text:p>
          </table:table-cell>
          <table:table-cell table:formula="of:=HOUR([.J27])*60+MINUTE([.J27])" office:value-type="float" office:value="966" calcext:value-type="float">
            <text:p>966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P27]/[Sheet3.O27])" office:value-type="float" office:value="0.501839683968276" calcext:value-type="float">
            <text:p>0.501839684</text:p>
          </table:table-cell>
          <table:table-cell/>
          <table:table-cell table:formula="of:=[.B27]-652" office:value-type="float" office:value="78" calcext:value-type="float">
            <text:p>78</text:p>
          </table:table-cell>
          <table:table-cell table:formula="of:=[.K27]-891" office:value-type="float" office:value="75" calcext:value-type="float">
            <text:p>75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G28]/[Sheet3.F28])" office:value-type="float" office:value="0.519368737373971" calcext:value-type="float">
            <text:p>0.5193687374</text:p>
          </table:table-cell>
          <table:table-cell/>
          <table:table-cell office:value-type="time" office:time-value="PT16H09M00S" calcext:value-type="time">
            <text:p>04:09:00 PM</text:p>
          </table:table-cell>
          <table:table-cell table:formula="of:=HOUR([.J28])*60+MINUTE([.J28])" office:value-type="float" office:value="969" calcext:value-type="float">
            <text:p>969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P28]/[Sheet3.O28])" office:value-type="float" office:value="0.521667937143042" calcext:value-type="float">
            <text:p>0.5216679371</text:p>
          </table:table-cell>
          <table:table-cell/>
          <table:table-cell table:formula="of:=[.B28]-652" office:value-type="float" office:value="81" calcext:value-type="float">
            <text:p>81</text:p>
          </table:table-cell>
          <table:table-cell table:formula="of:=[.K28]-891"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G29]/[Sheet3.F29])" office:value-type="float" office:value="0.522837896206784" calcext:value-type="float">
            <text:p>0.5228378962</text:p>
          </table:table-cell>
          <table:table-cell/>
          <table:table-cell office:value-type="time" office:time-value="PT16H12M00S" calcext:value-type="time">
            <text:p>04:12:00 PM</text:p>
          </table:table-cell>
          <table:table-cell table:formula="of:=HOUR([.J29])*60+MINUTE([.J29])" office:value-type="float" office:value="972" calcext:value-type="float">
            <text:p>972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P29]/[Sheet3.O29])" office:value-type="float" office:value="0.529817429404214" calcext:value-type="float">
            <text:p>0.5298174294</text:p>
          </table:table-cell>
          <table:table-cell/>
          <table:table-cell table:formula="of:=[.B29]-652" office:value-type="float" office:value="84" calcext:value-type="float">
            <text:p>84</text:p>
          </table:table-cell>
          <table:table-cell table:formula="of:=[.K29]-891"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G30]/[Sheet3.F30])" office:value-type="float" office:value="0.501812003549926" calcext:value-type="float">
            <text:p>0.5018120035</text:p>
          </table:table-cell>
          <table:table-cell/>
          <table:table-cell office:value-type="time" office:time-value="PT16H15M00S" calcext:value-type="time">
            <text:p>04:15:00 PM</text:p>
          </table:table-cell>
          <table:table-cell table:formula="of:=HOUR([.J30])*60+MINUTE([.J30])" office:value-type="float" office:value="975" calcext:value-type="float">
            <text:p>975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P30]/[Sheet3.O30])" office:value-type="float" office:value="0.527285325507107" calcext:value-type="float">
            <text:p>0.5272853255</text:p>
          </table:table-cell>
          <table:table-cell/>
          <table:table-cell table:formula="of:=[.B30]-652" office:value-type="float" office:value="87" calcext:value-type="float">
            <text:p>87</text:p>
          </table:table-cell>
          <table:table-cell table:formula="of:=[.K30]-891"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G31]/[Sheet3.F31])" office:value-type="float" office:value="0.530238463491459" calcext:value-type="float">
            <text:p>0.5302384635</text:p>
          </table:table-cell>
          <table:table-cell/>
          <table:table-cell office:value-type="time" office:time-value="PT16H19M00S" calcext:value-type="time">
            <text:p>04:19:00 PM</text:p>
          </table:table-cell>
          <table:table-cell table:formula="of:=HOUR([.J31])*60+MINUTE([.J31])" office:value-type="float" office:value="979" calcext:value-type="float">
            <text:p>979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P31]/[Sheet3.O31])" office:value-type="float" office:value="0.513026011618397" calcext:value-type="float">
            <text:p>0.5130260116</text:p>
          </table:table-cell>
          <table:table-cell/>
          <table:table-cell table:formula="of:=[.B31]-652" office:value-type="float" office:value="91" calcext:value-type="float">
            <text:p>91</text:p>
          </table:table-cell>
          <table:table-cell table:formula="of:=[.K31]-891" office:value-type="float" office:value="88" calcext:value-type="float">
            <text:p>88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G32]/[Sheet3.F32])" office:value-type="float" office:value="0.499417858077577" calcext:value-type="float">
            <text:p>0.4994178581</text:p>
          </table:table-cell>
          <table:table-cell/>
          <table:table-cell office:value-type="time" office:time-value="PT16H22M00S" calcext:value-type="time">
            <text:p>04:22:00 PM</text:p>
          </table:table-cell>
          <table:table-cell table:formula="of:=HOUR([.J32])*60+MINUTE([.J32])" office:value-type="float" office:value="982" calcext:value-type="float">
            <text:p>982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P32]/[Sheet3.O32])" office:value-type="float" office:value="0.520938624832143" calcext:value-type="float">
            <text:p>0.5209386248</text:p>
          </table:table-cell>
          <table:table-cell/>
          <table:table-cell table:formula="of:=[.B32]-652" office:value-type="float" office:value="94" calcext:value-type="float">
            <text:p>94</text:p>
          </table:table-cell>
          <table:table-cell table:formula="of:=[.K32]-891"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G33]/[Sheet3.F33])" office:value-type="float" office:value="0.525617940362397" calcext:value-type="float">
            <text:p>0.5256179404</text:p>
          </table:table-cell>
          <table:table-cell/>
          <table:table-cell office:value-type="time" office:time-value="PT16H25M00S" calcext:value-type="time">
            <text:p>04:25:00 PM</text:p>
          </table:table-cell>
          <table:table-cell table:formula="of:=HOUR([.J33])*60+MINUTE([.J33])" office:value-type="float" office:value="985" calcext:value-type="float">
            <text:p>985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P33]/[Sheet3.O33])" office:value-type="float" office:value="0.52334835492386" calcext:value-type="float">
            <text:p>0.5233483549</text:p>
          </table:table-cell>
          <table:table-cell/>
          <table:table-cell table:formula="of:=[.B33]-652" office:value-type="float" office:value="97" calcext:value-type="float">
            <text:p>97</text:p>
          </table:table-cell>
          <table:table-cell table:formula="of:=[.K33]-891"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G34]/[Sheet3.F34])" office:value-type="float" office:value="0.509005787049005" calcext:value-type="float">
            <text:p>0.509005787</text:p>
          </table:table-cell>
          <table:table-cell/>
          <table:table-cell office:value-type="time" office:time-value="PT16H28M00S" calcext:value-type="time">
            <text:p>04:28:00 PM</text:p>
          </table:table-cell>
          <table:table-cell table:formula="of:=HOUR([.J34])*60+MINUTE([.J34])" office:value-type="float" office:value="988" calcext:value-type="float">
            <text:p>988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P34]/[Sheet3.O34])" office:value-type="float" office:value="0.505068731067531" calcext:value-type="float">
            <text:p>0.5050687311</text:p>
          </table:table-cell>
          <table:table-cell/>
          <table:table-cell table:formula="of:=[.B34]-652" office:value-type="float" office:value="100" calcext:value-type="float">
            <text:p>100</text:p>
          </table:table-cell>
          <table:table-cell table:formula="of:=[.K34]-891"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G35]/[Sheet3.F35])" office:value-type="float" office:value="0.530582579577154" calcext:value-type="float">
            <text:p>0.5305825796</text:p>
          </table:table-cell>
          <table:table-cell/>
          <table:table-cell office:value-type="time" office:time-value="PT16H31M00S" calcext:value-type="time">
            <text:p>04:31:00 PM</text:p>
          </table:table-cell>
          <table:table-cell table:formula="of:=HOUR([.J35])*60+MINUTE([.J35])" office:value-type="float" office:value="991" calcext:value-type="float">
            <text:p>991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P35]/[Sheet3.O35])" office:value-type="float" office:value="0.539714633618128" calcext:value-type="float">
            <text:p>0.5397146336</text:p>
          </table:table-cell>
          <table:table-cell/>
          <table:table-cell table:formula="of:=[.B35]-652" office:value-type="float" office:value="104" calcext:value-type="float">
            <text:p>104</text:p>
          </table:table-cell>
          <table:table-cell table:formula="of:=[.K35]-891"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G36]/[Sheet3.F36])" office:value-type="float" office:value="0.495985168752877" calcext:value-type="float">
            <text:p>0.4959851688</text:p>
          </table:table-cell>
          <table:table-cell/>
          <table:table-cell office:value-type="time" office:time-value="PT16H35M00S" calcext:value-type="time">
            <text:p>04:35:00 PM</text:p>
          </table:table-cell>
          <table:table-cell table:formula="of:=HOUR([.J36])*60+MINUTE([.J36])" office:value-type="float" office:value="995" calcext:value-type="float">
            <text:p>995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P36]/[Sheet3.O36])" office:value-type="float" office:value="0.530085534753793" calcext:value-type="float">
            <text:p>0.5300855348</text:p>
          </table:table-cell>
          <table:table-cell/>
          <table:table-cell table:formula="of:=[.B36]-652" office:value-type="float" office:value="107" calcext:value-type="float">
            <text:p>107</text:p>
          </table:table-cell>
          <table:table-cell table:formula="of:=[.K36]-891"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G37]/[Sheet3.F37])" office:value-type="float" office:value="0.519718677698017" calcext:value-type="float">
            <text:p>0.5197186777</text:p>
          </table:table-cell>
          <table:table-cell/>
          <table:table-cell office:value-type="time" office:time-value="PT16H38M00S" calcext:value-type="time">
            <text:p>04:38:00 PM</text:p>
          </table:table-cell>
          <table:table-cell table:formula="of:=HOUR([.J37])*60+MINUTE([.J37])" office:value-type="float" office:value="998" calcext:value-type="float">
            <text:p>998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P37]/[Sheet3.O37])" office:value-type="float" office:value="0.527320372932322" calcext:value-type="float">
            <text:p>0.5273203729</text:p>
          </table:table-cell>
          <table:table-cell/>
          <table:table-cell table:formula="of:=[.B37]-652" office:value-type="float" office:value="110" calcext:value-type="float">
            <text:p>110</text:p>
          </table:table-cell>
          <table:table-cell table:formula="of:=[.K37]-891" office:value-type="float" office:value="107" calcext:value-type="float">
            <text:p>107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G38]/[Sheet3.F38])" office:value-type="float" office:value="0.49880712519322" calcext:value-type="float">
            <text:p>0.4988071252</text:p>
          </table:table-cell>
          <table:table-cell/>
          <table:table-cell office:value-type="time" office:time-value="PT16H41M00S" calcext:value-type="time">
            <text:p>04:41:00 PM</text:p>
          </table:table-cell>
          <table:table-cell table:formula="of:=HOUR([.J38])*60+MINUTE([.J38])" office:value-type="float" office:value="1001" calcext:value-type="float">
            <text:p>1001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P38]/[Sheet3.O38])" office:value-type="float" office:value="0.533950232665063" calcext:value-type="float">
            <text:p>0.5339502327</text:p>
          </table:table-cell>
          <table:table-cell/>
          <table:table-cell table:formula="of:=[.B38]-652" office:value-type="float" office:value="114" calcext:value-type="float">
            <text:p>114</text:p>
          </table:table-cell>
          <table:table-cell table:formula="of:=[.K38]-891" office:value-type="float" office:value="110" calcext:value-type="float">
            <text:p>110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G39]/[Sheet3.F39])" office:value-type="float" office:value="0.493435857825086" calcext:value-type="float">
            <text:p>0.4934358578</text:p>
          </table:table-cell>
          <table:table-cell/>
          <table:table-cell office:value-type="time" office:time-value="PT16H44M00S" calcext:value-type="time">
            <text:p>04:44:00 PM</text:p>
          </table:table-cell>
          <table:table-cell table:formula="of:=HOUR([.J39])*60+MINUTE([.J39])" office:value-type="float" office:value="1004" calcext:value-type="float">
            <text:p>1004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P39]/[Sheet3.O39])" office:value-type="float" office:value="0.508196600133648" calcext:value-type="float">
            <text:p>0.5081966001</text:p>
          </table:table-cell>
          <table:table-cell/>
          <table:table-cell table:formula="of:=[.B39]-652" office:value-type="float" office:value="117" calcext:value-type="float">
            <text:p>117</text:p>
          </table:table-cell>
          <table:table-cell table:formula="of:=[.K39]-891" office:value-type="float" office:value="113" calcext:value-type="float">
            <text:p>113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G40]/[Sheet3.F40])" office:value-type="float" office:value="0.501538938197786" calcext:value-type="float">
            <text:p>0.5015389382</text:p>
          </table:table-cell>
          <table:table-cell/>
          <table:table-cell office:value-type="time" office:time-value="PT16H48M00S" calcext:value-type="time">
            <text:p>04:48:00 PM</text:p>
          </table:table-cell>
          <table:table-cell table:formula="of:=HOUR([.J40])*60+MINUTE([.J40])" office:value-type="float" office:value="1008" calcext:value-type="float">
            <text:p>1008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P40]/[Sheet3.O40])" office:value-type="float" office:value="0.539535359834074" calcext:value-type="float">
            <text:p>0.5395353598</text:p>
          </table:table-cell>
          <table:table-cell/>
          <table:table-cell table:formula="of:=[.B40]-652" office:value-type="float" office:value="120" calcext:value-type="float">
            <text:p>120</text:p>
          </table:table-cell>
          <table:table-cell table:formula="of:=[.K40]-891"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</table:table>
      <table:table table:name="Sheet4" table:style-name="ta1">
        <table:shapes>
          <draw:frame draw:z-index="0" draw:style-name="gr1" draw:text-style-name="P1" svg:width="9.9268in" svg:height="4.9177in" svg:x="15.6016in" svg:y="0.5205in">
            <draw:object draw:notify-on-update-of-ranges="Sheet4.C4:Sheet4.C72 Sheet4.G2:Sheet4.G2 Sheet4.I4:Sheet4.I71 Sheet4.C4:Sheet4.C72 Sheet4.K2:Sheet4.K2 Sheet4.M4:Sheet4.M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5.0673in" svg:y="5.7205in">
            <draw:object draw:notify-on-update-of-ranges="Sheet4.D4:Sheet4.D60 Sheet4.G2:Sheet4.G2 Sheet4.J4:Sheet4.J60 Sheet1.G2:Sheet1.G2 Sheet1.J4:Sheet1.J68 Sheet1.D4:Sheet1.D69 Sheet1.L2:Sheet1.L2 Sheet4.O4:Sheet4.O60 Sheet1.D4:Sheet1.D69 Sheet4.D4:Sheet4.D60 Sheet4.K2:Sheet4.K2 Sheet4.O4:Sheet4.O6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6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6 </text:p>
          </table:table-cell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Default"/>
          <table:table-cell/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4])*60 + MINUTE([.A4])" office:value-type="float" office:value="531" calcext:value-type="float">
            <text:p>53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4]/[.G4])" office:value-type="float" office:value="0.916127007694457" calcext:value-type="float">
            <text:p>0.916127007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4]/[.K4])" office:value-type="float" office:value="1.16384456867226" calcext:value-type="float">
            <text:p>1.1638445687</text:p>
          </table:table-cell>
          <table:table-cell office:value-type="time" office:time-value="PT08H51M00S" calcext:value-type="time">
            <text:p>08:51:00 AM</text:p>
          </table:table-cell>
          <table:table-cell table:formula="of:=[.M$4]/[.M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5])*60 + MINUTE([.A5])" office:value-type="float" office:value="534" calcext:value-type="float">
            <text:p>534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5]/[.G5])" office:value-type="float" office:value="0.949308791205936" calcext:value-type="float">
            <text:p>0.9493087912</text:p>
          </table:table-cell>
          <table:table-cell table:formula="of:=[.I5]/[.I$4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5]/[.K5])" office:value-type="float" office:value="1.14439889759613" calcext:value-type="float">
            <text:p>1.1443988976</text:p>
          </table:table-cell>
          <table:table-cell office:value-type="time" office:time-value="PT08H54M00S" calcext:value-type="time">
            <text:p>08:54:00 AM</text:p>
          </table:table-cell>
          <table:table-cell table:formula="of:=[.M$4]/[.M5]" office:value-type="float" office:value="1.0169920393291" calcext:value-type="float">
            <text:p>1.0169920393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6])*60 + MINUTE([.A6])" office:value-type="float" office:value="537" calcext:value-type="float">
            <text:p>537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6]/[.G6])" office:value-type="float" office:value="0.969580294771716" calcext:value-type="float">
            <text:p>0.9695802948</text:p>
          </table:table-cell>
          <table:table-cell table:formula="of:=[.I6]/[.I$4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6]/[.K6])" office:value-type="float" office:value="1.09521669966697" calcext:value-type="float">
            <text:p>1.0952166997</text:p>
          </table:table-cell>
          <table:table-cell office:value-type="time" office:time-value="PT08H57M00S" calcext:value-type="time">
            <text:p>08:57:00 AM</text:p>
          </table:table-cell>
          <table:table-cell table:formula="of:=[.M$4]/[.M6]" office:value-type="float" office:value="1.06266145231912" calcext:value-type="float">
            <text:p>1.0626614523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7])*60 + MINUTE([.A7])" office:value-type="float" office:value="541" calcext:value-type="float">
            <text:p>541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7]/[.G7])" office:value-type="float" office:value="1.01863673565177" calcext:value-type="float">
            <text:p>1.0186367357</text:p>
          </table:table-cell>
          <table:table-cell table:formula="of:=[.I7]/[.I$4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7]/[.K7])" office:value-type="float" office:value="1.08767017213354" calcext:value-type="float">
            <text:p>1.0876701721</text:p>
          </table:table-cell>
          <table:table-cell office:value-type="time" office:time-value="PT09H01M00S" calcext:value-type="time">
            <text:p>09:01:00 AM</text:p>
          </table:table-cell>
          <table:table-cell table:formula="of:=[.M$4]/[.M7]" office:value-type="float" office:value="1.07003446310318" calcext:value-type="float">
            <text:p>1.0700344631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8])*60 + MINUTE([.A8])" office:value-type="float" office:value="544" calcext:value-type="float">
            <text:p>544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8]/[.G8])" office:value-type="float" office:value="1.04508958143252" calcext:value-type="float">
            <text:p>1.0450895814</text:p>
          </table:table-cell>
          <table:table-cell table:formula="of:=[.I8]/[.I$4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8]/[.K8])" office:value-type="float" office:value="1.04341199832603" calcext:value-type="float">
            <text:p>1.0434119983</text:p>
          </table:table-cell>
          <table:table-cell office:value-type="time" office:time-value="PT09H04M00S" calcext:value-type="time">
            <text:p>09:04:00 AM</text:p>
          </table:table-cell>
          <table:table-cell table:formula="of:=[.M$4]/[.M8]" office:value-type="float" office:value="1.11542187605609" calcext:value-type="float">
            <text:p>1.1154218761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9])*60 + MINUTE([.A9])" office:value-type="float" office:value="547" calcext:value-type="float">
            <text:p>547</text:p>
          </table:table-cell>
          <table:table-cell table:formula="of:=[.C9] - [.C$4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9]/[.G9])" office:value-type="float" office:value="1.08236401599738" calcext:value-type="float">
            <text:p>1.082364016</text:p>
          </table:table-cell>
          <table:table-cell table:formula="of:=[.I9]/[.I$4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9]/[.K9])" office:value-type="float" office:value="0.989737252039786" calcext:value-type="float">
            <text:p>0.989737252</text:p>
          </table:table-cell>
          <table:table-cell office:value-type="time" office:time-value="PT09H07M00S" calcext:value-type="time">
            <text:p>09:07:00 AM</text:p>
          </table:table-cell>
          <table:table-cell table:formula="of:=[.M$4]/[.M9]" office:value-type="float" office:value="1.17591266396576" calcext:value-type="float">
            <text:p>1.175912664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0])*60 + MINUTE([.A10])" office:value-type="float" office:value="551" calcext:value-type="float">
            <text:p>551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0]/[.G10])" office:value-type="float" office:value="1.12870942463476" calcext:value-type="float">
            <text:p>1.1287094246</text:p>
          </table:table-cell>
          <table:table-cell table:formula="of:=[.I10]/[.I$4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0]/[.K10])" office:value-type="float" office:value="0.974116257146449" calcext:value-type="float">
            <text:p>0.9741162571</text:p>
          </table:table-cell>
          <table:table-cell office:value-type="time" office:time-value="PT09H11M00S" calcext:value-type="time">
            <text:p>09:11:00 AM</text:p>
          </table:table-cell>
          <table:table-cell table:formula="of:=[.M$4]/[.M10]" office:value-type="float" office:value="1.19476967983431" calcext:value-type="float">
            <text:p>1.1947696798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1])*60 + MINUTE([.A11])" office:value-type="float" office:value="554" calcext:value-type="float">
            <text:p>554</text:p>
          </table:table-cell>
          <table:table-cell table:formula="of:=[.C11] - [.C$4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1]/[.G11])" office:value-type="float" office:value="1.17488911287654" calcext:value-type="float">
            <text:p>1.1748891129</text:p>
          </table:table-cell>
          <table:table-cell table:formula="of:=[.I11]/[.I$4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1]/[.K11])" office:value-type="float" office:value="0.932322802615113" calcext:value-type="float">
            <text:p>0.9323228026</text:p>
          </table:table-cell>
          <table:table-cell office:value-type="time" office:time-value="PT09H14M00S" calcext:value-type="time">
            <text:p>09:14:00 AM</text:p>
          </table:table-cell>
          <table:table-cell table:formula="of:=[.M$4]/[.M11]" office:value-type="float" office:value="1.24832790253305" calcext:value-type="float">
            <text:p>1.2483279025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2])*60 + MINUTE([.A12])" office:value-type="float" office:value="561" calcext:value-type="float">
            <text:p>561</text:p>
          </table:table-cell>
          <table:table-cell table:formula="of:=[.C12] - [.C$4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2]/[.G12])" office:value-type="float" office:value="1.22459942465423" calcext:value-type="float">
            <text:p>1.2245994247</text:p>
          </table:table-cell>
          <table:table-cell table:formula="of:=[.I12]/[.I$4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2]/[.K12])" office:value-type="float" office:value="0.849278786282871" calcext:value-type="float">
            <text:p>0.8492787863</text:p>
          </table:table-cell>
          <table:table-cell office:value-type="time" office:time-value="PT09H21M00S" calcext:value-type="time">
            <text:p>09:21:00 AM</text:p>
          </table:table-cell>
          <table:table-cell table:formula="of:=[.M$4]/[.M12]" office:value-type="float" office:value="1.37039166345622" calcext:value-type="float">
            <text:p>1.3703916635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3])*60 + MINUTE([.A13])" office:value-type="float" office:value="564" calcext:value-type="float">
            <text:p>564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3]/[.G13])" office:value-type="float" office:value="1.24618241349108" calcext:value-type="float">
            <text:p>1.2461824135</text:p>
          </table:table-cell>
          <table:table-cell table:formula="of:=[.I13]/[.I$4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3]/[.K13])" office:value-type="float" office:value="0.807666701381359" calcext:value-type="float">
            <text:p>0.8076667014</text:p>
          </table:table-cell>
          <table:table-cell office:value-type="time" office:time-value="PT09H24M00S" calcext:value-type="time">
            <text:p>09:24:00 AM</text:p>
          </table:table-cell>
          <table:table-cell table:formula="of:=[.M$4]/[.M13]" office:value-type="float" office:value="1.44099610232999" calcext:value-type="float">
            <text:p>1.4409961023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4])*60 + MINUTE([.A14])" office:value-type="float" office:value="567" calcext:value-type="float">
            <text:p>567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4]/[.G14])" office:value-type="float" office:value="1.30789868386475" calcext:value-type="float">
            <text:p>1.3078986839</text:p>
          </table:table-cell>
          <table:table-cell table:formula="of:=[.I14]/[.I$4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4]/[.K14])" office:value-type="float" office:value="0.791824141991808" calcext:value-type="float">
            <text:p>0.791824142</text:p>
          </table:table-cell>
          <table:table-cell office:value-type="time" office:time-value="PT09H27M00S" calcext:value-type="time">
            <text:p>09:27:00 AM</text:p>
          </table:table-cell>
          <table:table-cell table:formula="of:=[.M$4]/[.M14]" office:value-type="float" office:value="1.46982708274674" calcext:value-type="float">
            <text:p>1.4698270827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5])*60 + MINUTE([.A15])" office:value-type="float" office:value="571" calcext:value-type="float">
            <text:p>571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5]/[.G15])" office:value-type="float" office:value="1.34673419642006" calcext:value-type="float">
            <text:p>1.3467341964</text:p>
          </table:table-cell>
          <table:table-cell table:formula="of:=[.I15]/[.I$4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5]/[.K15])" office:value-type="float" office:value="0.754255349285683" calcext:value-type="float">
            <text:p>0.7542553493</text:p>
          </table:table-cell>
          <table:table-cell office:value-type="time" office:time-value="PT09H31M00S" calcext:value-type="time">
            <text:p>09:31:00 AM</text:p>
          </table:table-cell>
          <table:table-cell table:formula="of:=[.M$4]/[.M15]" office:value-type="float" office:value="1.54303787142442" calcext:value-type="float">
            <text:p>1.5430378714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6])*60 + MINUTE([.A16])" office:value-type="float" office:value="575" calcext:value-type="float">
            <text:p>575</text:p>
          </table:table-cell>
          <table:table-cell table:formula="of:=[.C16] - [.C$4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6]/[.G16])" office:value-type="float" office:value="1.38895832987527" calcext:value-type="float">
            <text:p>1.3889583299</text:p>
          </table:table-cell>
          <table:table-cell table:formula="of:=[.I16]/[.I$4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743752808705157" calcext:value-type="float">
            <text:p>0.7437528087</text:p>
          </table:table-cell>
          <table:table-cell office:value-type="time" office:time-value="PT09H35M00S" calcext:value-type="time">
            <text:p>09:35:00 AM</text:p>
          </table:table-cell>
          <table:table-cell table:formula="of:=[.M$4]/[.M16]" office:value-type="float" office:value="1.56482712407966" calcext:value-type="float">
            <text:p>1.5648271241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7])*60 + MINUTE([.A17])" office:value-type="float" office:value="578" calcext:value-type="float">
            <text:p>578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7]/[.G17])" office:value-type="float" office:value="1.4518046011227" calcext:value-type="float">
            <text:p>1.4518046011</text:p>
          </table:table-cell>
          <table:table-cell table:formula="of:=[.I17]/[.I$4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7]/[.K17])" office:value-type="float" office:value="0.725830271253796" calcext:value-type="float">
            <text:p>0.7258302713</text:p>
          </table:table-cell>
          <table:table-cell office:value-type="time" office:time-value="PT09H38M00S" calcext:value-type="time">
            <text:p>09:38:00 AM</text:p>
          </table:table-cell>
          <table:table-cell table:formula="of:=[.M$4]/[.M17]" office:value-type="float" office:value="1.60346656066279" calcext:value-type="float">
            <text:p>1.6034665607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8])*60 + MINUTE([.A18])" office:value-type="float" office:value="582" calcext:value-type="float">
            <text:p>582</text:p>
          </table:table-cell>
          <table:table-cell table:formula="of:=[.C18] - [.C$4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8]/[.G18])" office:value-type="float" office:value="1.46661944499099" calcext:value-type="float">
            <text:p>1.466619445</text:p>
          </table:table-cell>
          <table:table-cell table:formula="of:=[.I18]/[.I$4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8]/[.K18])" office:value-type="float" office:value="0.696687480173001" calcext:value-type="float">
            <text:p>0.6966874802</text:p>
          </table:table-cell>
          <table:table-cell office:value-type="time" office:time-value="PT09H42M00S" calcext:value-type="time">
            <text:p>09:42:00 AM</text:p>
          </table:table-cell>
          <table:table-cell table:formula="of:=[.M$4]/[.M18]" office:value-type="float" office:value="1.67054038115233" calcext:value-type="float">
            <text:p>1.6705403812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19])*60 + MINUTE([.A19])" office:value-type="float" office:value="585" calcext:value-type="float">
            <text:p>585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19]/[.G19])" office:value-type="float" office:value="1.48022300720229" calcext:value-type="float">
            <text:p>1.4802230072</text:p>
          </table:table-cell>
          <table:table-cell table:formula="of:=[.I19]/[.I$4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19]/[.K19])" office:value-type="float" office:value="0.674909593010164" calcext:value-type="float">
            <text:p>0.674909593</text:p>
          </table:table-cell>
          <table:table-cell office:value-type="time" office:time-value="PT09H45M00S" calcext:value-type="time">
            <text:p>09:45:00 AM</text:p>
          </table:table-cell>
          <table:table-cell table:formula="of:=[.M$4]/[.M19]" office:value-type="float" office:value="1.72444514158022" calcext:value-type="float">
            <text:p>1.7244451416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0])*60 + MINUTE([.A20])" office:value-type="float" office:value="588" calcext:value-type="float">
            <text:p>588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0]/[.G20])" office:value-type="float" office:value="1.52924418397902" calcext:value-type="float">
            <text:p>1.529244184</text:p>
          </table:table-cell>
          <table:table-cell table:formula="of:=[.I20]/[.I$4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0]/[.K20])" office:value-type="float" office:value="0.658792156478291" calcext:value-type="float">
            <text:p>0.6587921565</text:p>
          </table:table-cell>
          <table:table-cell office:value-type="time" office:time-value="PT09H48M00S" calcext:value-type="time">
            <text:p>09:48:00 AM</text:p>
          </table:table-cell>
          <table:table-cell table:formula="of:=[.M$4]/[.M20]" office:value-type="float" office:value="1.76663391819027" calcext:value-type="float">
            <text:p>1.7666339182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1])*60 + MINUTE([.A21])" office:value-type="float" office:value="592" calcext:value-type="float">
            <text:p>592</text:p>
          </table:table-cell>
          <table:table-cell table:formula="of:=[.C21] - [.C$4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1]/[.G21])" office:value-type="float" office:value="1.58478067061787" calcext:value-type="float">
            <text:p>1.5847806706</text:p>
          </table:table-cell>
          <table:table-cell table:formula="of:=[.I21]/[.I$4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1]/[.K21])" office:value-type="float" office:value="0.647973794914547" calcext:value-type="float">
            <text:p>0.6479737949</text:p>
          </table:table-cell>
          <table:table-cell office:value-type="time" office:time-value="PT09H52M00S" calcext:value-type="time">
            <text:p>09:52:00 AM</text:p>
          </table:table-cell>
          <table:table-cell table:formula="of:=[.M$4]/[.M21]" office:value-type="float" office:value="1.79612906849998" calcext:value-type="float">
            <text:p>1.7961290685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2])*60 + MINUTE([.A22])" office:value-type="float" office:value="595" calcext:value-type="float">
            <text:p>595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2]/[.G22])" office:value-type="float" office:value="1.60954148034885" calcext:value-type="float">
            <text:p>1.6095414803</text:p>
          </table:table-cell>
          <table:table-cell table:formula="of:=[.I22]/[.I$4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2]/[.K22])" office:value-type="float" office:value="0.629701505560815" calcext:value-type="float">
            <text:p>0.6297015056</text:p>
          </table:table-cell>
          <table:table-cell office:value-type="time" office:time-value="PT09H55M00S" calcext:value-type="time">
            <text:p>09:55:00 AM</text:p>
          </table:table-cell>
          <table:table-cell table:formula="of:=[.M$4]/[.M22]" office:value-type="float" office:value="1.84824803243203" calcext:value-type="float">
            <text:p>1.8482480324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3])*60 + MINUTE([.A23])" office:value-type="float" office:value="599" calcext:value-type="float">
            <text:p>599</text:p>
          </table:table-cell>
          <table:table-cell table:formula="of:=[.C23] - [.C$4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3]/[.G23])" office:value-type="float" office:value="1.66018876037494" calcext:value-type="float">
            <text:p>1.6601887604</text:p>
          </table:table-cell>
          <table:table-cell table:formula="of:=[.I23]/[.I$4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3]/[.K23])" office:value-type="float" office:value="0.631354457950205" calcext:value-type="float">
            <text:p>0.631354458</text:p>
          </table:table-cell>
          <table:table-cell office:value-type="time" office:time-value="PT09H59M00S" calcext:value-type="time">
            <text:p>09:59:00 AM</text:p>
          </table:table-cell>
          <table:table-cell table:formula="of:=[.M$4]/[.M23]" office:value-type="float" office:value="1.84340912464746" calcext:value-type="float">
            <text:p>1.8434091246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4])*60 + MINUTE([.A24])" office:value-type="float" office:value="602" calcext:value-type="float">
            <text:p>602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4]/[.G24])" office:value-type="float" office:value="1.64591199053621" calcext:value-type="float">
            <text:p>1.6459119905</text:p>
          </table:table-cell>
          <table:table-cell table:formula="of:=[.I24]/[.I$4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4]/[.K24])" office:value-type="float" office:value="0.611909916434872" calcext:value-type="float">
            <text:p>0.6119099164</text:p>
          </table:table-cell>
          <table:table-cell office:value-type="time" office:time-value="PT10H02M00S" calcext:value-type="time">
            <text:p>10:02:00 AM</text:p>
          </table:table-cell>
          <table:table-cell table:formula="of:=[.M$4]/[.M24]" office:value-type="float" office:value="1.90198677519901" calcext:value-type="float">
            <text:p>1.9019867752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5])*60 + MINUTE([.A25])" office:value-type="float" office:value="606" calcext:value-type="float">
            <text:p>606</text:p>
          </table:table-cell>
          <table:table-cell table:formula="of:=[.C25] - [.C$4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5]/[.G25])" office:value-type="float" office:value="1.66974867412069" calcext:value-type="float">
            <text:p>1.6697486741</text:p>
          </table:table-cell>
          <table:table-cell table:formula="of:=[.I25]/[.I$4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5]/[.K25])" office:value-type="float" office:value="0.586973553774349" calcext:value-type="float">
            <text:p>0.5869735538</text:p>
          </table:table-cell>
          <table:table-cell office:value-type="time" office:time-value="PT10H06M00S" calcext:value-type="time">
            <text:p>10:06:00 AM</text:p>
          </table:table-cell>
          <table:table-cell table:formula="of:=[.M$4]/[.M25]" office:value-type="float" office:value="1.98278876652708" calcext:value-type="float">
            <text:p>1.9827887665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6])*60 + MINUTE([.A26])" office:value-type="float" office:value="609" calcext:value-type="float">
            <text:p>609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6]/[.G26])" office:value-type="float" office:value="1.6588985426025" calcext:value-type="float">
            <text:p>1.6588985426</text:p>
          </table:table-cell>
          <table:table-cell table:formula="of:=[.I26]/[.I$4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6]/[.K26])" office:value-type="float" office:value="0.598771143747417" calcext:value-type="float">
            <text:p>0.5987711437</text:p>
          </table:table-cell>
          <table:table-cell office:value-type="time" office:time-value="PT10H09M00S" calcext:value-type="time">
            <text:p>10:09:00 AM</text:p>
          </table:table-cell>
          <table:table-cell table:formula="of:=[.M$4]/[.M26]" office:value-type="float" office:value="1.9437218724141" calcext:value-type="float">
            <text:p>1.9437218724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7])*60 + MINUTE([.A27])" office:value-type="float" office:value="613" calcext:value-type="float">
            <text:p>613</text:p>
          </table:table-cell>
          <table:table-cell table:formula="of:=[.C27] - [.C$4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7]/[.G27])" office:value-type="float" office:value="1.66614173187209" calcext:value-type="float">
            <text:p>1.6661417319</text:p>
          </table:table-cell>
          <table:table-cell table:formula="of:=[.I27]/[.I$4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7]/[.K27])" office:value-type="float" office:value="0.591435499119502" calcext:value-type="float">
            <text:p>0.5914354991</text:p>
          </table:table-cell>
          <table:table-cell office:value-type="time" office:time-value="PT10H13M00S" calcext:value-type="time">
            <text:p>10:13:00 AM</text:p>
          </table:table-cell>
          <table:table-cell table:formula="of:=[.M$4]/[.M27]" office:value-type="float" office:value="1.96783008528391" calcext:value-type="float">
            <text:p>1.967830085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8])*60 + MINUTE([.A28])" office:value-type="float" office:value="616" calcext:value-type="float">
            <text:p>616</text:p>
          </table:table-cell>
          <table:table-cell table:formula="of:=[.C28] - [.C$4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8]/[.G28])" office:value-type="float" office:value="1.71265528813678" calcext:value-type="float">
            <text:p>1.7126552881</text:p>
          </table:table-cell>
          <table:table-cell table:formula="of:=[.I28]/[.I$4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8]/[.K28])" office:value-type="float" office:value="0.572737442049246" calcext:value-type="float">
            <text:p>0.572737442</text:p>
          </table:table-cell>
          <table:table-cell office:value-type="time" office:time-value="PT10H16M00S" calcext:value-type="time">
            <text:p>10:16:00 AM</text:p>
          </table:table-cell>
          <table:table-cell table:formula="of:=[.M$4]/[.M28]" office:value-type="float" office:value="2.03207348293494" calcext:value-type="float">
            <text:p>2.0320734829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29])*60 + MINUTE([.A29])" office:value-type="float" office:value="620" calcext:value-type="float">
            <text:p>620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29]/[.G29])" office:value-type="float" office:value="1.78923255627483" calcext:value-type="float">
            <text:p>1.7892325563</text:p>
          </table:table-cell>
          <table:table-cell table:formula="of:=[.I29]/[.I$4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577544588530819" calcext:value-type="float">
            <text:p>0.5775445885</text:p>
          </table:table-cell>
          <table:table-cell office:value-type="time" office:time-value="PT10H20M00S" calcext:value-type="time">
            <text:p>10:20:00 AM</text:p>
          </table:table-cell>
          <table:table-cell table:formula="of:=[.M$4]/[.M29]" office:value-type="float" office:value="2.01515968080126" calcext:value-type="float">
            <text:p>2.0151596808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0])*60 + MINUTE([.A30])" office:value-type="float" office:value="624" calcext:value-type="float">
            <text:p>624</text:p>
          </table:table-cell>
          <table:table-cell table:formula="of:=[.C30] - [.C$4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0]/[.G30])" office:value-type="float" office:value="1.77259970309896" calcext:value-type="float">
            <text:p>1.7725997031</text:p>
          </table:table-cell>
          <table:table-cell table:formula="of:=[.I30]/[.I$4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0]/[.K30])" office:value-type="float" office:value="0.567768302684483" calcext:value-type="float">
            <text:p>0.5677683027</text:p>
          </table:table-cell>
          <table:table-cell office:value-type="time" office:time-value="PT10H24M00S" calcext:value-type="time">
            <text:p>10:24:00 AM</text:p>
          </table:table-cell>
          <table:table-cell table:formula="of:=[.M$4]/[.M30]" office:value-type="float" office:value="2.04985830165131" calcext:value-type="float">
            <text:p>2.0498583017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1])*60 + MINUTE([.A31])" office:value-type="float" office:value="627" calcext:value-type="float">
            <text:p>627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1]/[.G31])" office:value-type="float" office:value="1.8283073585328" calcext:value-type="float">
            <text:p>1.8283073585</text:p>
          </table:table-cell>
          <table:table-cell table:formula="of:=[.I31]/[.I$4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1]/[.K31])" office:value-type="float" office:value="0.568556826988118" calcext:value-type="float">
            <text:p>0.568556827</text:p>
          </table:table-cell>
          <table:table-cell office:value-type="time" office:time-value="PT10H27M00S" calcext:value-type="time">
            <text:p>10:27:00 AM</text:p>
          </table:table-cell>
          <table:table-cell table:formula="of:=[.M$4]/[.M31]" office:value-type="float" office:value="2.04701537898618" calcext:value-type="float">
            <text:p>2.047015379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2])*60 + MINUTE([.A32])" office:value-type="float" office:value="631" calcext:value-type="float">
            <text:p>631</text:p>
          </table:table-cell>
          <table:table-cell table:formula="of:=[.C32] - [.C$4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2]/[.G32])" office:value-type="float" office:value="1.84205543100169" calcext:value-type="float">
            <text:p>1.842055431</text:p>
          </table:table-cell>
          <table:table-cell table:formula="of:=[.I32]/[.I$4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2]/[.K32])" office:value-type="float" office:value="0.553399735876029" calcext:value-type="float">
            <text:p>0.5533997359</text:p>
          </table:table-cell>
          <table:table-cell office:value-type="time" office:time-value="PT10H31M00S" calcext:value-type="time">
            <text:p>10:31:00 AM</text:p>
          </table:table-cell>
          <table:table-cell table:formula="of:=[.M$4]/[.M32]" office:value-type="float" office:value="2.10308117843587" calcext:value-type="float">
            <text:p>2.1030811784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3])*60 + MINUTE([.A33])" office:value-type="float" office:value="634" calcext:value-type="float">
            <text:p>634</text:p>
          </table:table-cell>
          <table:table-cell table:formula="of:=[.C33] - [.C$4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3]/[.G33])" office:value-type="float" office:value="1.88039112476569" calcext:value-type="float">
            <text:p>1.8803911248</text:p>
          </table:table-cell>
          <table:table-cell table:formula="of:=[.I33]/[.I$4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3]/[.K33])" office:value-type="float" office:value="0.555704949943424" calcext:value-type="float">
            <text:p>0.5557049499</text:p>
          </table:table-cell>
          <table:table-cell office:value-type="time" office:time-value="PT10H34M00S" calcext:value-type="time">
            <text:p>10:34:00 AM</text:p>
          </table:table-cell>
          <table:table-cell table:formula="of:=[.M$4]/[.M33]" office:value-type="float" office:value="2.09435703027434" calcext:value-type="float">
            <text:p>2.094357030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4])*60 + MINUTE([.A34])" office:value-type="float" office:value="638" calcext:value-type="float">
            <text:p>638</text:p>
          </table:table-cell>
          <table:table-cell table:formula="of:=[.C34] - [.C$4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4]/[.G34])" office:value-type="float" office:value="1.83438073185577" calcext:value-type="float">
            <text:p>1.8343807319</text:p>
          </table:table-cell>
          <table:table-cell table:formula="of:=[.I34]/[.I$4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4]/[.K34])" office:value-type="float" office:value="0.558282898701101" calcext:value-type="float">
            <text:p>0.5582828987</text:p>
          </table:table-cell>
          <table:table-cell office:value-type="time" office:time-value="PT10H38M00S" calcext:value-type="time">
            <text:p>10:38:00 AM</text:p>
          </table:table-cell>
          <table:table-cell table:formula="of:=[.M$4]/[.M34]" office:value-type="float" office:value="2.0846860460531" calcext:value-type="float">
            <text:p>2.0846860461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5])*60 + MINUTE([.A35])" office:value-type="float" office:value="642" calcext:value-type="float">
            <text:p>642</text:p>
          </table:table-cell>
          <table:table-cell table:formula="of:=[.C35] - [.C$4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5]/[.G35])" office:value-type="float" office:value="1.84943607881626" calcext:value-type="float">
            <text:p>1.8494360788</text:p>
          </table:table-cell>
          <table:table-cell table:formula="of:=[.I35]/[.I$4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5]/[.K35])" office:value-type="float" office:value="0.549379536867894" calcext:value-type="float">
            <text:p>0.5493795369</text:p>
          </table:table-cell>
          <table:table-cell office:value-type="time" office:time-value="PT10H42M00S" calcext:value-type="time">
            <text:p>10:42:00 AM</text:p>
          </table:table-cell>
          <table:table-cell table:formula="of:=[.M$4]/[.M35]" office:value-type="float" office:value="2.11847091230871" calcext:value-type="float">
            <text:p>2.1184709123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6])*60 + MINUTE([.A36])" office:value-type="float" office:value="645" calcext:value-type="float">
            <text:p>645</text:p>
          </table:table-cell>
          <table:table-cell table:formula="of:=[.C36] - [.C$4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6]/[.G36])" office:value-type="float" office:value="1.90232876756075" calcext:value-type="float">
            <text:p>1.9023287676</text:p>
          </table:table-cell>
          <table:table-cell table:formula="of:=[.I36]/[.I$4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6]/[.K36])" office:value-type="float" office:value="0.555821222253304" calcext:value-type="float">
            <text:p>0.5558212223</text:p>
          </table:table-cell>
          <table:table-cell office:value-type="time" office:time-value="PT10H45M00S" calcext:value-type="time">
            <text:p>10:45:00 AM</text:p>
          </table:table-cell>
          <table:table-cell table:formula="of:=[.M$4]/[.M36]" office:value-type="float" office:value="2.09391891146946" calcext:value-type="float">
            <text:p>2.0939189115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7])*60 + MINUTE([.A37])" office:value-type="float" office:value="648" calcext:value-type="float">
            <text:p>648</text:p>
          </table:table-cell>
          <table:table-cell table:formula="of:=[.C37] - [.C$4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7]/[.G37])" office:value-type="float" office:value="1.94389320605611" calcext:value-type="float">
            <text:p>1.9438932061</text:p>
          </table:table-cell>
          <table:table-cell table:formula="of:=[.I37]/[.I$4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7]/[.K37])" office:value-type="float" office:value="0.530828311080843" calcext:value-type="float">
            <text:p>0.5308283111</text:p>
          </table:table-cell>
          <table:table-cell office:value-type="time" office:time-value="PT10H48M00S" calcext:value-type="time">
            <text:p>10:48:00 AM</text:p>
          </table:table-cell>
          <table:table-cell table:formula="of:=[.M$4]/[.M37]" office:value-type="float" office:value="2.19250658711572" calcext:value-type="float">
            <text:p>2.1925065871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8])*60 + MINUTE([.A38])" office:value-type="float" office:value="653" calcext:value-type="float">
            <text:p>653</text:p>
          </table:table-cell>
          <table:table-cell table:formula="of:=[.C38] - [.C$4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8]/[.G38])" office:value-type="float" office:value="1.91368267414658" calcext:value-type="float">
            <text:p>1.9136826741</text:p>
          </table:table-cell>
          <table:table-cell table:formula="of:=[.I38]/[.I$4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8]/[.K38])" office:value-type="float" office:value="0.532671152691971" calcext:value-type="float">
            <text:p>0.5326711527</text:p>
          </table:table-cell>
          <table:table-cell office:value-type="time" office:time-value="PT10H53M00S" calcext:value-type="time">
            <text:p>10:53:00 AM</text:p>
          </table:table-cell>
          <table:table-cell table:formula="of:=[.M$4]/[.M38]" office:value-type="float" office:value="2.18492133991209" calcext:value-type="float">
            <text:p>2.1849213399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7" calcext:value-type="float">
            <text:p>657</text:p>
          </table:table-cell>
          <table:table-cell table:formula="of:=[.C39] - [.C$4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39]/[.G39])" office:value-type="float" office:value="1.99770165818372" calcext:value-type="float">
            <text:p>1.9977016582</text:p>
          </table:table-cell>
          <table:table-cell table:formula="of:=[.I39]/[.I$4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39]/[.K39])" office:value-type="float" office:value="0.541543106398125" calcext:value-type="float">
            <text:p>0.5415431064</text:p>
          </table:table-cell>
          <table:table-cell office:value-type="time" office:time-value="PT10H57M00S" calcext:value-type="time">
            <text:p>10:57:00 AM</text:p>
          </table:table-cell>
          <table:table-cell table:formula="of:=[.M$4]/[.M39]" office:value-type="float" office:value="2.14912636671371" calcext:value-type="float">
            <text:p>2.1491263667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0])*60 + MINUTE([.A40])" office:value-type="float" office:value="660" calcext:value-type="float">
            <text:p>660</text:p>
          </table:table-cell>
          <table:table-cell table:formula="of:=[.C40] - [.C$4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0]/[.G40])" office:value-type="float" office:value="1.96809935460055" calcext:value-type="float">
            <text:p>1.9680993546</text:p>
          </table:table-cell>
          <table:table-cell table:formula="of:=[.I40]/[.I$4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0]/[.K40])" office:value-type="float" office:value="0.537387520564466" calcext:value-type="float">
            <text:p>0.5373875206</text:p>
          </table:table-cell>
          <table:table-cell office:value-type="time" office:time-value="PT11H00M00S" calcext:value-type="time">
            <text:p>11:00:00 AM</text:p>
          </table:table-cell>
          <table:table-cell table:formula="of:=[.M$4]/[.M40]" office:value-type="float" office:value="2.16574543348117" calcext:value-type="float">
            <text:p>2.1657454335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1])*60 + MINUTE([.A41])" office:value-type="float" office:value="663" calcext:value-type="float">
            <text:p>663</text:p>
          </table:table-cell>
          <table:table-cell table:formula="of:=[.C41] - [.C$4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1]/[.G41])" office:value-type="float" office:value="2.01470249918607" calcext:value-type="float">
            <text:p>2.0147024992</text:p>
          </table:table-cell>
          <table:table-cell table:formula="of:=[.I41]/[.I$4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1]/[.K41])" office:value-type="float" office:value="0.538710712956743" calcext:value-type="float">
            <text:p>0.538710713</text:p>
          </table:table-cell>
          <table:table-cell office:value-type="time" office:time-value="PT11H03M00S" calcext:value-type="time">
            <text:p>11:03:00 AM</text:p>
          </table:table-cell>
          <table:table-cell table:formula="of:=[.M$4]/[.M41]" office:value-type="float" office:value="2.16042588476557" calcext:value-type="float">
            <text:p>2.1604258848</text:p>
          </table:table-cell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2])*60 + MINUTE([.A42])" office:value-type="float" office:value="667" calcext:value-type="float">
            <text:p>667</text:p>
          </table:table-cell>
          <table:table-cell table:formula="of:=[.C42] - [.C$4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2]/[.G42])" office:value-type="float" office:value="2.04173808182339" calcext:value-type="float">
            <text:p>2.0417380818</text:p>
          </table:table-cell>
          <table:table-cell table:formula="of:=[.I42]/[.I$4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2]/[.K42])" office:value-type="float" office:value="0.529628484257797" calcext:value-type="float">
            <text:p>0.5296284843</text:p>
          </table:table-cell>
          <table:table-cell office:value-type="time" office:time-value="PT11H07M00S" calcext:value-type="time">
            <text:p>11:07:00 AM</text:p>
          </table:table-cell>
          <table:table-cell table:formula="of:=[.M$4]/[.M42]" office:value-type="float" office:value="2.19747351825919" calcext:value-type="float">
            <text:p>2.1974735183</text:p>
          </table:table-cell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3])*60 + MINUTE([.A43])" office:value-type="float" office:value="670" calcext:value-type="float">
            <text:p>670</text:p>
          </table:table-cell>
          <table:table-cell table:formula="of:=[.C43] - [.C$4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3]/[.G43])" office:value-type="float" office:value="2.02445174693125" calcext:value-type="float">
            <text:p>2.0244517469</text:p>
          </table:table-cell>
          <table:table-cell table:formula="of:=[.I43]/[.I$4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3]/[.K43])" office:value-type="float" office:value="0.525718682196044" calcext:value-type="float">
            <text:p>0.5257186822</text:p>
          </table:table-cell>
          <table:table-cell office:value-type="time" office:time-value="PT11H10M00S" calcext:value-type="time">
            <text:p>11:10:00 AM</text:p>
          </table:table-cell>
          <table:table-cell table:formula="of:=[.M$4]/[.M43]" office:value-type="float" office:value="2.21381626350165" calcext:value-type="float">
            <text:p>2.2138162635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4])*60 + MINUTE([.A44])" office:value-type="float" office:value="673" calcext:value-type="float">
            <text:p>673</text:p>
          </table:table-cell>
          <table:table-cell table:formula="of:=[.C44] - [.C$4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4]/[.G44])" office:value-type="float" office:value="2.06833912787553" calcext:value-type="float">
            <text:p>2.0683391279</text:p>
          </table:table-cell>
          <table:table-cell table:formula="of:=[.I44]/[.I$4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4]/[.K44])" office:value-type="float" office:value="0.523035623840005" calcext:value-type="float">
            <text:p>0.5230356238</text:p>
          </table:table-cell>
          <table:table-cell office:value-type="time" office:time-value="PT11H13M00S" calcext:value-type="time">
            <text:p>11:13:00 AM</text:p>
          </table:table-cell>
          <table:table-cell table:formula="of:=[.M$4]/[.M44]" office:value-type="float" office:value="2.22517265674484" calcext:value-type="float">
            <text:p>2.2251726567</text:p>
          </table:table-cell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5])*60 + MINUTE([.A45])" office:value-type="float" office:value="677" calcext:value-type="float">
            <text:p>677</text:p>
          </table:table-cell>
          <table:table-cell table:formula="of:=[.C45] - [.C$4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5]/[.G45])" office:value-type="float" office:value="2.0404188287252" calcext:value-type="float">
            <text:p>2.0404188287</text:p>
          </table:table-cell>
          <table:table-cell table:formula="of:=[.I45]/[.I$4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5]/[.K45])" office:value-type="float" office:value="0.532718074121091" calcext:value-type="float">
            <text:p>0.5327180741</text:p>
          </table:table-cell>
          <table:table-cell office:value-type="time" office:time-value="PT11H17M00S" calcext:value-type="time">
            <text:p>11:17:00 AM</text:p>
          </table:table-cell>
          <table:table-cell table:formula="of:=[.M$4]/[.M45]" office:value-type="float" office:value="2.1847288935943" calcext:value-type="float">
            <text:p>2.1847288936</text:p>
          </table:table-cell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6])*60 + MINUTE([.A46])" office:value-type="float" office:value="681" calcext:value-type="float">
            <text:p>681</text:p>
          </table:table-cell>
          <table:table-cell table:formula="of:=[.C46] - [.C$4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6]/[.G46])" office:value-type="float" office:value="2.07038814388512" calcext:value-type="float">
            <text:p>2.0703881439</text:p>
          </table:table-cell>
          <table:table-cell table:formula="of:=[.I46]/[.I$4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6]/[.K46])" office:value-type="float" office:value="0.520654810462466" calcext:value-type="float">
            <text:p>0.5206548105</text:p>
          </table:table-cell>
          <table:table-cell office:value-type="time" office:time-value="PT11H21M00S" calcext:value-type="time">
            <text:p>11:21:00 AM</text:p>
          </table:table-cell>
          <table:table-cell table:formula="of:=[.M$4]/[.M46]" office:value-type="float" office:value="2.23534776839666" calcext:value-type="float">
            <text:p>2.2353477684</text:p>
          </table:table-cell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7])*60 + MINUTE([.A47])" office:value-type="float" office:value="684" calcext:value-type="float">
            <text:p>684</text:p>
          </table:table-cell>
          <table:table-cell table:formula="of:=[.C47] - [.C$4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7]/[.G47])" office:value-type="float" office:value="2.05438050606825" calcext:value-type="float">
            <text:p>2.0543805061</text:p>
          </table:table-cell>
          <table:table-cell table:formula="of:=[.I47]/[.I$4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7]/[.K47])" office:value-type="float" office:value="0.520812636631138" calcext:value-type="float">
            <text:p>0.5208126366</text:p>
          </table:table-cell>
          <table:table-cell office:value-type="time" office:time-value="PT11H24M00S" calcext:value-type="time">
            <text:p>11:24:00 AM</text:p>
          </table:table-cell>
          <table:table-cell table:formula="of:=[.M$4]/[.M47]" office:value-type="float" office:value="2.23467037244057" calcext:value-type="float">
            <text:p>2.2346703724</text:p>
          </table:table-cell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8])*60 + MINUTE([.A48])" office:value-type="float" office:value="688" calcext:value-type="float">
            <text:p>688</text:p>
          </table:table-cell>
          <table:table-cell table:formula="of:=[.C48] - [.C$4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8]/[.G48])" office:value-type="float" office:value="2.04129927415059" calcext:value-type="float">
            <text:p>2.0412992742</text:p>
          </table:table-cell>
          <table:table-cell table:formula="of:=[.I48]/[.I$4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8]/[.K48])" office:value-type="float" office:value="0.514320846443364" calcext:value-type="float">
            <text:p>0.5143208464</text:p>
          </table:table-cell>
          <table:table-cell office:value-type="time" office:time-value="PT11H28M00S" calcext:value-type="time">
            <text:p>11:28:00 AM</text:p>
          </table:table-cell>
          <table:table-cell table:formula="of:=[.M$4]/[.M48]" office:value-type="float" office:value="2.26287652293406" calcext:value-type="float">
            <text:p>2.2628765229</text:p>
          </table:table-cell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49])*60 + MINUTE([.A49])" office:value-type="float" office:value="691" calcext:value-type="float">
            <text:p>691</text:p>
          </table:table-cell>
          <table:table-cell table:formula="of:=[.C49] - [.C$4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49]/[.G49])" office:value-type="float" office:value="2.05618240657908" calcext:value-type="float">
            <text:p>2.0561824066</text:p>
          </table:table-cell>
          <table:table-cell table:formula="of:=[.I49]/[.I$4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49]/[.K49])" office:value-type="float" office:value="0.516755464138861" calcext:value-type="float">
            <text:p>0.5167554641</text:p>
          </table:table-cell>
          <table:table-cell office:value-type="time" office:time-value="PT11H31M00S" calcext:value-type="time">
            <text:p>11:31:00 AM</text:p>
          </table:table-cell>
          <table:table-cell table:formula="of:=[.M$4]/[.M49]" office:value-type="float" office:value="2.25221531157243" calcext:value-type="float">
            <text:p>2.2522153116</text:p>
          </table:table-cell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0])*60 + MINUTE([.A50])" office:value-type="float" office:value="694" calcext:value-type="float">
            <text:p>694</text:p>
          </table:table-cell>
          <table:table-cell table:formula="of:=[.C50] - [.C$4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0]/[.G50])" office:value-type="float" office:value="2.12131302630987" calcext:value-type="float">
            <text:p>2.1213130263</text:p>
          </table:table-cell>
          <table:table-cell table:formula="of:=[.I50]/[.I$4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0]/[.K50])" office:value-type="float" office:value="0.528229848846514" calcext:value-type="float">
            <text:p>0.5282298488</text:p>
          </table:table-cell>
          <table:table-cell office:value-type="time" office:time-value="PT11H34M00S" calcext:value-type="time">
            <text:p>11:34:00 AM</text:p>
          </table:table-cell>
          <table:table-cell table:formula="of:=[.M$4]/[.M50]" office:value-type="float" office:value="2.20329194045684" calcext:value-type="float">
            <text:p>2.2032919405</text:p>
          </table:table-cell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1])*60 + MINUTE([.A51])" office:value-type="float" office:value="698" calcext:value-type="float">
            <text:p>698</text:p>
          </table:table-cell>
          <table:table-cell table:formula="of:=[.C51] - [.C$4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1]/[.G51])" office:value-type="float" office:value="2.14036072876915" calcext:value-type="float">
            <text:p>2.1403607288</text:p>
          </table:table-cell>
          <table:table-cell table:formula="of:=[.I51]/[.I$4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1]/[.K51])" office:value-type="float" office:value="0.528929015309211" calcext:value-type="float">
            <text:p>0.5289290153</text:p>
          </table:table-cell>
          <table:table-cell office:value-type="time" office:time-value="PT11H38M00S" calcext:value-type="time">
            <text:p>11:38:00 AM</text:p>
          </table:table-cell>
          <table:table-cell table:formula="of:=[.M$4]/[.M51]" office:value-type="float" office:value="2.20037951215794" calcext:value-type="float">
            <text:p>2.2003795122</text:p>
          </table:table-cell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2])*60 + MINUTE([.A52])" office:value-type="float" office:value="701" calcext:value-type="float">
            <text:p>701</text:p>
          </table:table-cell>
          <table:table-cell table:formula="of:=[.C52] - [.C$4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2]/[.G52])" office:value-type="float" office:value="2.12922897809923" calcext:value-type="float">
            <text:p>2.1292289781</text:p>
          </table:table-cell>
          <table:table-cell table:formula="of:=[.I52]/[.I$4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13987435311011" calcext:value-type="float">
            <text:p>0.5139874353</text:p>
          </table:table-cell>
          <table:table-cell office:value-type="time" office:time-value="PT11H41M00S" calcext:value-type="time">
            <text:p>11:41:00 AM</text:p>
          </table:table-cell>
          <table:table-cell table:formula="of:=[.M$4]/[.M52]" office:value-type="float" office:value="2.26434439582754" calcext:value-type="float">
            <text:p>2.2643443958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3])*60 + MINUTE([.A53])" office:value-type="float" office:value="704" calcext:value-type="float">
            <text:p>704</text:p>
          </table:table-cell>
          <table:table-cell table:formula="of:=[.C53] - [.C$4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3]/[.G53])" office:value-type="float" office:value="2.12815312347525" calcext:value-type="float">
            <text:p>2.1281531235</text:p>
          </table:table-cell>
          <table:table-cell table:formula="of:=[.I53]/[.I$4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3]/[.K53])" office:value-type="float" office:value="0.506300126890309" calcext:value-type="float">
            <text:p>0.5063001269</text:p>
          </table:table-cell>
          <table:table-cell office:value-type="time" office:time-value="PT11H44M00S" calcext:value-type="time">
            <text:p>11:44:00 AM</text:p>
          </table:table-cell>
          <table:table-cell table:formula="of:=[.M$4]/[.M53]" office:value-type="float" office:value="2.29872462371397" calcext:value-type="float">
            <text:p>2.2987246237</text:p>
          </table:table-cell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8" calcext:value-type="float">
            <text:p>708</text:p>
          </table:table-cell>
          <table:table-cell table:formula="of:=[.C54] - [.C$4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4]/[.G54])" office:value-type="float" office:value="2.14826576488238" calcext:value-type="float">
            <text:p>2.1482657649</text:p>
          </table:table-cell>
          <table:table-cell table:formula="of:=[.I54]/[.I$4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4]/[.K54])" office:value-type="float" office:value="0.512382909953903" calcext:value-type="float">
            <text:p>0.51238291</text:p>
          </table:table-cell>
          <table:table-cell office:value-type="time" office:time-value="PT11H48M00S" calcext:value-type="time">
            <text:p>11:48:00 AM</text:p>
          </table:table-cell>
          <table:table-cell table:formula="of:=[.M$4]/[.M54]" office:value-type="float" office:value="2.27143518267806" calcext:value-type="float">
            <text:p>2.2714351827</text:p>
          </table:table-cell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5])*60 + MINUTE([.A55])" office:value-type="float" office:value="711" calcext:value-type="float">
            <text:p>711</text:p>
          </table:table-cell>
          <table:table-cell table:formula="of:=[.C55] - [.C$4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5]/[.G55])" office:value-type="float" office:value="2.12732086880632" calcext:value-type="float">
            <text:p>2.1273208688</text:p>
          </table:table-cell>
          <table:table-cell table:formula="of:=[.I55]/[.I$4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5]/[.K55])" office:value-type="float" office:value="0.503960354857264" calcext:value-type="float">
            <text:p>0.5039603549</text:p>
          </table:table-cell>
          <table:table-cell office:value-type="time" office:time-value="PT11H51M00S" calcext:value-type="time">
            <text:p>11:51:00 AM</text:p>
          </table:table-cell>
          <table:table-cell table:formula="of:=[.M$4]/[.M55]" office:value-type="float" office:value="2.30939707350967" calcext:value-type="float">
            <text:p>2.3093970735</text:p>
          </table:table-cell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6])*60 + MINUTE([.A56])" office:value-type="float" office:value="714" calcext:value-type="float">
            <text:p>714</text:p>
          </table:table-cell>
          <table:table-cell table:formula="of:=[.C56] - [.C$4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6]/[.G56])" office:value-type="float" office:value="2.15286532598244" calcext:value-type="float">
            <text:p>2.152865326</text:p>
          </table:table-cell>
          <table:table-cell table:formula="of:=[.I56]/[.I$4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6]/[.K56])" office:value-type="float" office:value="0.512226978638143" calcext:value-type="float">
            <text:p>0.5122269786</text:p>
          </table:table-cell>
          <table:table-cell office:value-type="time" office:time-value="PT11H54M00S" calcext:value-type="time">
            <text:p>11:54:00 AM</text:p>
          </table:table-cell>
          <table:table-cell table:formula="of:=[.M$4]/[.M56]" office:value-type="float" office:value="2.27212664933536" calcext:value-type="float">
            <text:p>2.2721266493</text:p>
          </table:table-cell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7])*60 + MINUTE([.A57])" office:value-type="float" office:value="718" calcext:value-type="float">
            <text:p>718</text:p>
          </table:table-cell>
          <table:table-cell table:formula="of:=[.C57] - [.C$4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7]/[.G57])" office:value-type="float" office:value="2.18705450566068" calcext:value-type="float">
            <text:p>2.1870545057</text:p>
          </table:table-cell>
          <table:table-cell table:formula="of:=[.I57]/[.I$4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7]/[.K57])" office:value-type="float" office:value="0.512049001553004" calcext:value-type="float">
            <text:p>0.5120490016</text:p>
          </table:table-cell>
          <table:table-cell office:value-type="time" office:time-value="PT11H58M00S" calcext:value-type="time">
            <text:p>11:58:00 AM</text:p>
          </table:table-cell>
          <table:table-cell table:formula="of:=[.M$4]/[.M57]" office:value-type="float" office:value="2.27291639109228" calcext:value-type="float">
            <text:p>2.2729163911</text:p>
          </table:table-cell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8])*60 + MINUTE([.A58])" office:value-type="float" office:value="721" calcext:value-type="float">
            <text:p>721</text:p>
          </table:table-cell>
          <table:table-cell table:formula="of:=[.C58] - [.C$4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8]/[.G58])" office:value-type="float" office:value="2.1814322414264" calcext:value-type="float">
            <text:p>2.1814322414</text:p>
          </table:table-cell>
          <table:table-cell table:formula="of:=[.I58]/[.I$4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498783275288382" calcext:value-type="float">
            <text:p>0.4987832753</text:p>
          </table:table-cell>
          <table:table-cell office:value-type="time" office:time-value="PT12H01M00S" calcext:value-type="time">
            <text:p>12:01:00 PM</text:p>
          </table:table-cell>
          <table:table-cell table:formula="of:=[.M$4]/[.M58]" office:value-type="float" office:value="2.33336726857844" calcext:value-type="float">
            <text:p>2.3333672686</text:p>
          </table:table-cell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59])*60 + MINUTE([.A59])" office:value-type="float" office:value="725" calcext:value-type="float">
            <text:p>725</text:p>
          </table:table-cell>
          <table:table-cell table:formula="of:=[.C59] - [.C$4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59]/[.G59])" office:value-type="float" office:value="2.22056734203552" calcext:value-type="float">
            <text:p>2.220567342</text:p>
          </table:table-cell>
          <table:table-cell table:formula="of:=[.I59]/[.I$4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59]/[.K59])" office:value-type="float" office:value="0.509625703616686" calcext:value-type="float">
            <text:p>0.5096257036</text:p>
          </table:table-cell>
          <table:table-cell office:value-type="time" office:time-value="PT12H05M00S" calcext:value-type="time">
            <text:p>12:05:00 PM</text:p>
          </table:table-cell>
          <table:table-cell table:formula="of:=[.M$4]/[.M59]" office:value-type="float" office:value="2.28372423214282" calcext:value-type="float">
            <text:p>2.2837242321</text:p>
          </table:table-cell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0])*60 + MINUTE([.A60])" office:value-type="float" office:value="729" calcext:value-type="float">
            <text:p>729</text:p>
          </table:table-cell>
          <table:table-cell table:formula="of:=[.C60] - [.C$4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0]/[.G60])" office:value-type="float" office:value="2.17081944538392" calcext:value-type="float">
            <text:p>2.1708194454</text:p>
          </table:table-cell>
          <table:table-cell table:formula="of:=[.I60]/[.I$4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0]/[.K60])" office:value-type="float" office:value="0.496756282990591" calcext:value-type="float">
            <text:p>0.496756283</text:p>
          </table:table-cell>
          <table:table-cell office:value-type="time" office:time-value="PT12H09M00S" calcext:value-type="time">
            <text:p>12:09:00 PM</text:p>
          </table:table-cell>
          <table:table-cell table:formula="of:=[.M$4]/[.M60]" office:value-type="float" office:value="2.34288847171825" calcext:value-type="float">
            <text:p>2.3428884717</text:p>
          </table:table-cell>
        </table:table-row>
        <table:table-row table:style-name="ro1" table:number-rows-repeated="11">
          <table:table-cell table:number-columns-repeated="13"/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/>
          <table:table-cell/>
        </table:table-row>
      </table:table>
      <table:table table:name="Sheet5" table:style-name="ta1">
        <table:shapes>
          <draw:frame draw:z-index="0" draw:style-name="gr1" draw:text-style-name="P1" svg:width="6.2988in" svg:height="3.5429in" svg:x="11.6126in" svg:y="0.9075in">
            <draw:object draw:notify-on-update-of-ranges="Sheet5.F2:Sheet5.F2 Sheet5.H4:Sheet5.H60 Sheet5.C4:Sheet5.C38 Sheet5.I2:Sheet5.I2 Sheet5.K4:Sheet5.K60 Sheet5.C4:Sheet5.C3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7</text:p>
          </table:table-cell>
          <table:covered-table-cell table:number-columns-repeated="4"/>
          <table:covered-table-cell table:style-name="ce5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4])*60+MINUTE([.A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G4]/[.F4])" office:value-type="float" office:value="2.49207590632572" calcext:value-type="float">
            <text:p>2.4920759063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J4]/[.I4])" office:value-type="float" office:value="0.242592467588603" calcext:value-type="float">
            <text:p>0.2425924676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5])*60+MINUTE([.A5])"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G5]/[.F5])" office:value-type="float" office:value="2.5650563379377" calcext:value-type="float">
            <text:p>2.5650563379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J5]/[.I5])" office:value-type="float" office:value="0.254219377561236" calcext:value-type="float">
            <text:p>0.2542193776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6])*60+MINUTE([.A6])"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G6]/[.F6])" office:value-type="float" office:value="2.56484161625581" calcext:value-type="float">
            <text:p>2.5648416163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J6]/[.I6])" office:value-type="float" office:value="0.23166000108534" calcext:value-type="float">
            <text:p>0.2316600011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7])*60+MINUTE([.A7])"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G7]/[.F7])" office:value-type="float" office:value="2.57047513131388" calcext:value-type="float">
            <text:p>2.5704751313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J7]/[.I7])" office:value-type="float" office:value="0.222830780302689" calcext:value-type="float">
            <text:p>0.2228307803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8])*60+MINUTE([.A8])"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G8]/[.F8])" office:value-type="float" office:value="2.57336455438682" calcext:value-type="float">
            <text:p>2.5733645544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J8]/[.I8])" office:value-type="float" office:value="0.221116751836462" calcext:value-type="float">
            <text:p>0.2211167518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9])*60+MINUTE([.A9])"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G9]/[.F9])" office:value-type="float" office:value="2.56451771830516" calcext:value-type="float">
            <text:p>2.5645177183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J9]/[.I9])" office:value-type="float" office:value="0.221125329790315" calcext:value-type="float">
            <text:p>0.2211253298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0])*60+MINUTE([.A10])"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G10]/[.F10])" office:value-type="float" office:value="2.58470012224523" calcext:value-type="float">
            <text:p>2.5847001222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J10]/[.I10])" office:value-type="float" office:value="0.216759580704286" calcext:value-type="float">
            <text:p>0.2167595807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1])*60+MINUTE([.A11])"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G11]/[.F11])" office:value-type="float" office:value="2.55098264997983" calcext:value-type="float">
            <text:p>2.55098265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J11]/[.I11])" office:value-type="float" office:value="0.235728038011359" calcext:value-type="float">
            <text:p>0.235728038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2])*60+MINUTE([.A12])"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G12]/[.F12])" office:value-type="float" office:value="2.51125017649583" calcext:value-type="float">
            <text:p>2.5112501765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J12]/[.I12])" office:value-type="float" office:value="0.217092138612037" calcext:value-type="float">
            <text:p>0.21709213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3])*60+MINUTE([.A13])"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G13]/[.F13])" office:value-type="float" office:value="2.62484478033258" calcext:value-type="float">
            <text:p>2.6248447803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J13]/[.I13])" office:value-type="float" office:value="0.198450938723838" calcext:value-type="float">
            <text:p>0.1984509387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4])*60+MINUTE([.A14])"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G14]/[.F14])" office:value-type="float" office:value="2.56365931213105" calcext:value-type="float">
            <text:p>2.5636593121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J14]/[.I14])" office:value-type="float" office:value="0.206157098757779" calcext:value-type="float">
            <text:p>0.2061570988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5])*60+MINUTE([.A15])"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G15]/[.F15])" office:value-type="float" office:value="2.60867033480347" calcext:value-type="float">
            <text:p>2.6086703348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J15]/[.I15])" office:value-type="float" office:value="0.230641483893908" calcext:value-type="float">
            <text:p>0.2306414839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6])*60+MINUTE([.A16])"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G16]/[.F16])" office:value-type="float" office:value="2.6039471690031" calcext:value-type="float">
            <text:p>2.603947169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J16]/[.I16])" office:value-type="float" office:value="0.222124356389906" calcext:value-type="float">
            <text:p>0.2221243564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7])*60+MINUTE([.A17])"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G17]/[.F17])" office:value-type="float" office:value="2.54202664272697" calcext:value-type="float">
            <text:p>2.5420266427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J17]/[.I17])" office:value-type="float" office:value="0.20064493089873" calcext:value-type="float">
            <text:p>0.2006449309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8])*60+MINUTE([.A18])" office:value-type="float" office:value="888" calcext:value-type="float">
            <text:p>888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G18]/[.F18])" office:value-type="float" office:value="2.49228675708562" calcext:value-type="float">
            <text:p>2.4922867571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8]/[.I18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19])*60+MINUTE([.A19])" office:value-type="float" office:value="891" calcext:value-type="float">
            <text:p>891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G19]/[.F19])" office:value-type="float" office:value="2.48115181379169" calcext:value-type="float">
            <text:p>2.481151813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9]/[.I19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0])*60+MINUTE([.A20])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G20]/[.F20])" office:value-type="float" office:value="2.53063462307711" calcext:value-type="float">
            <text:p>2.5306346231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J20]/[.I20])" office:value-type="float" office:value="0.199037104389912" calcext:value-type="float">
            <text:p>0.1990371044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1])*60+MINUTE([.A21])"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G21]/[.F21])" office:value-type="float" office:value="2.49959574266294" calcext:value-type="float">
            <text:p>2.4995957427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J21]/[.I21])" office:value-type="float" office:value="0.200222767123195" calcext:value-type="float">
            <text:p>0.2002227671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2])*60+MINUTE([.A22])"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G22]/[.F22])" office:value-type="float" office:value="2.55146697667314" calcext:value-type="float">
            <text:p>2.5514669767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J22]/[.I22])" office:value-type="float" office:value="0.206287922512278" calcext:value-type="float">
            <text:p>0.2062879225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3])*60+MINUTE([.A23])"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G23]/[.F23])" office:value-type="float" office:value="2.44607306707726" calcext:value-type="float">
            <text:p>2.4460730671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J23]/[.I23])" office:value-type="float" office:value="0.189843375060399" calcext:value-type="float">
            <text:p>0.1898433751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4])*60+MINUTE([.A24])"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J24]/[.I24])" office:value-type="float" office:value="0.181220299609424" calcext:value-type="float">
            <text:p>0.1812202996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5])*60+MINUTE([.A25])" office:value-type="float" office:value="913" calcext:value-type="float">
            <text:p>913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J25]/[.I25])" office:value-type="float" office:value="0.208489704965537" calcext:value-type="float">
            <text:p>0.208489705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6])*60+MINUTE([.A26])"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G26]/[.F26])" office:value-type="float" office:value="2.43330705658168" calcext:value-type="float">
            <text:p>2.4333070566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J26]/[.I26])" office:value-type="float" office:value="0.167505775284285" calcext:value-type="float">
            <text:p>0.1675057753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7])*60+MINUTE([.A27])"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G27]/[.F27])" office:value-type="float" office:value="2.45622150178914" calcext:value-type="float">
            <text:p>2.4562215018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J27]/[.I27])" office:value-type="float" office:value="0.173332573168551" calcext:value-type="float">
            <text:p>0.1733325732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8])*60+MINUTE([.A28])"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G28]/[.F28])" office:value-type="float" office:value="2.44767803642577" calcext:value-type="float">
            <text:p>2.4476780364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J28]/[.I28])" office:value-type="float" office:value="0.183971527704519" calcext:value-type="float">
            <text:p>0.1839715277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29])*60+MINUTE([.A29])"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G29]/[.F29])" office:value-type="float" office:value="2.35583475749316" calcext:value-type="float">
            <text:p>2.3558347575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J29]/[.I29])" office:value-type="float" office:value="0.192747123188544" calcext:value-type="float">
            <text:p>0.1927471232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0])*60+MINUTE([.A30])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G30]/[.F30])" office:value-type="float" office:value="2.39866726070547" calcext:value-type="float">
            <text:p>2.3986672607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J30]/[.I30])" office:value-type="float" office:value="0.163001771376443" calcext:value-type="float">
            <text:p>0.1630017714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1])*60+MINUTE([.A31])" office:value-type="float" office:value="934" calcext:value-type="float">
            <text:p>934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G31]/[.F31])" office:value-type="float" office:value="2.32440575164038" calcext:value-type="float">
            <text:p>2.3244057516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J31]/[.I31])" office:value-type="float" office:value="0.172071311653341" calcext:value-type="float">
            <text:p>0.1720713117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2])*60+MINUTE([.A32])" office:value-type="float" office:value="937" calcext:value-type="float">
            <text:p>937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G32]/[.F32])" office:value-type="float" office:value="2.28581458124855" calcext:value-type="float">
            <text:p>2.2858145812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J32]/[.I32])" office:value-type="float" office:value="0.188715027083591" calcext:value-type="float">
            <text:p>0.1887150271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3])*60+MINUTE([.A33])" office:value-type="float" office:value="941" calcext:value-type="float">
            <text:p>941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G33]/[.F33])" office:value-type="float" office:value="2.29981883950116" calcext:value-type="float">
            <text:p>2.2998188395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J33]/[.I33])" office:value-type="float" office:value="0.181090087875005" calcext:value-type="float">
            <text:p>0.181090087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4])*60+MINUTE([.A34])"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G34]/[.F34])" office:value-type="float" office:value="2.32001226257011" calcext:value-type="float">
            <text:p>2.3200122626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J34]/[.I34])" office:value-type="float" office:value="0.169519105973579" calcext:value-type="float">
            <text:p>0.169519106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5])*60+MINUTE([.A35])" office:value-type="float" office:value="948" calcext:value-type="float">
            <text:p>948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G35]/[.F35])" office:value-type="float" office:value="2.22226940367683" calcext:value-type="float">
            <text:p>2.222269403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J35]/[.I35])" office:value-type="float" office:value="0.183381814889391" calcext:value-type="float">
            <text:p>0.1833818149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6])*60+MINUTE([.A36])" office:value-type="float" office:value="951" calcext:value-type="float">
            <text:p>951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G36]/[.F36])" office:value-type="float" office:value="2.28577797467766" calcext:value-type="float">
            <text:p>2.2857779747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J36]/[.I36])" office:value-type="float" office:value="0.170369082380901" calcext:value-type="float">
            <text:p>0.1703690824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7])*60+MINUTE([.A37])"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G37]/[.F37])" office:value-type="float" office:value="2.2149478300793" calcext:value-type="float">
            <text:p>2.214947830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J37]/[.I37])" office:value-type="float" office:value="0.186546480597677" calcext:value-type="float">
            <text:p>0.1865464806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8])*60+MINUTE([.A38])" office:value-type="float" office:value="959" calcext:value-type="float">
            <text:p>959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G38]/[.F38])" office:value-type="float" office:value="2.19966117174141" calcext:value-type="float">
            <text:p>2.1996611717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J38]/[.I38])" office:value-type="float" office:value="0.188380538233542" calcext:value-type="float">
            <text:p>0.1883805382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39])*60+MINUTE([.A39])"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table:formula="of:=LN([.G39]/[.F39])" office:value-type="string" office:string-value="" calcext:value-type="error">
            <text:p>#DIV/0!</text:p>
          </table:table-cell>
          <table:table-cell table:number-columns-repeated="2"/>
          <table:table-cell table:formula="of:=LN([.J39]/[.I3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.79" calcext:value-type="float">
            <text:p>20.79</text:p>
          </table:table-cell>
          <table:table-cell table:formula="of:=HOUR([.A40])*60+MINUTE([.A40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table:number-columns-repeated="2"/>
          <table:table-cell table:formula="of:=LN([.G40]/[.F40])" office:value-type="string" office:string-value="" calcext:value-type="error">
            <text:p>#DIV/0!</text:p>
          </table:table-cell>
          <table:table-cell table:number-columns-repeated="2"/>
          <table:table-cell table:formula="of:=LN([.J40]/[.I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1])*60+MINUTE([.A41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40" calcext:value-type="float">
            <text:p>1340</text:p>
          </table:table-cell>
          <table:table-cell table:number-columns-repeated="2"/>
          <table:table-cell table:formula="of:=LN([.G41]/[.F41])" office:value-type="string" office:string-value="" calcext:value-type="error">
            <text:p>#DIV/0!</text:p>
          </table:table-cell>
          <table:table-cell table:number-columns-repeated="2"/>
          <table:table-cell table:formula="of:=LN([.J41]/[.I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2])*60+MINUTE([.A42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41" calcext:value-type="float">
            <text:p>1341</text:p>
          </table:table-cell>
          <table:table-cell table:number-columns-repeated="2"/>
          <table:table-cell table:formula="of:=LN([.G42]/[.F42])" office:value-type="string" office:string-value="" calcext:value-type="error">
            <text:p>#DIV/0!</text:p>
          </table:table-cell>
          <table:table-cell table:number-columns-repeated="2"/>
          <table:table-cell table:formula="of:=LN([.J42]/[.I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3])*60+MINUTE([.A43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table:formula="of:=LN([.G43]/[.F43])" office:value-type="string" office:string-value="" calcext:value-type="error">
            <text:p>#DIV/0!</text:p>
          </table:table-cell>
          <table:table-cell table:number-columns-repeated="2"/>
          <table:table-cell table:formula="of:=LN([.J43]/[.I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4])*60+MINUTE([.A4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43" calcext:value-type="float">
            <text:p>1343</text:p>
          </table:table-cell>
          <table:table-cell table:number-columns-repeated="2"/>
          <table:table-cell table:formula="of:=LN([.G44]/[.F44])" office:value-type="string" office:string-value="" calcext:value-type="error">
            <text:p>#DIV/0!</text:p>
          </table:table-cell>
          <table:table-cell table:number-columns-repeated="2"/>
          <table:table-cell table:formula="of:=LN([.J44]/[.I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5])*60+MINUTE([.A45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table:formula="of:=LN([.G45]/[.F45])" office:value-type="string" office:string-value="" calcext:value-type="error">
            <text:p>#DIV/0!</text:p>
          </table:table-cell>
          <table:table-cell table:number-columns-repeated="2"/>
          <table:table-cell table:formula="of:=LN([.J45]/[.I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6])*60+MINUTE([.A46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45" calcext:value-type="float">
            <text:p>1345</text:p>
          </table:table-cell>
          <table:table-cell table:number-columns-repeated="2"/>
          <table:table-cell table:formula="of:=LN([.G46]/[.F46])" office:value-type="string" office:string-value="" calcext:value-type="error">
            <text:p>#DIV/0!</text:p>
          </table:table-cell>
          <table:table-cell table:number-columns-repeated="2"/>
          <table:table-cell table:formula="of:=LN([.J46]/[.I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7])*60+MINUTE([.A47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46" calcext:value-type="float">
            <text:p>1346</text:p>
          </table:table-cell>
          <table:table-cell table:number-columns-repeated="2"/>
          <table:table-cell table:formula="of:=LN([.G47]/[.F47])" office:value-type="string" office:string-value="" calcext:value-type="error">
            <text:p>#DIV/0!</text:p>
          </table:table-cell>
          <table:table-cell table:number-columns-repeated="2"/>
          <table:table-cell table:formula="of:=LN([.J47]/[.I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8])*60+MINUTE([.A48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47" calcext:value-type="float">
            <text:p>1347</text:p>
          </table:table-cell>
          <table:table-cell table:number-columns-repeated="2"/>
          <table:table-cell table:formula="of:=LN([.G48]/[.F48])" office:value-type="string" office:string-value="" calcext:value-type="error">
            <text:p>#DIV/0!</text:p>
          </table:table-cell>
          <table:table-cell table:number-columns-repeated="2"/>
          <table:table-cell table:formula="of:=LN([.J48]/[.I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49])*60+MINUTE([.A49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48" calcext:value-type="float">
            <text:p>1348</text:p>
          </table:table-cell>
          <table:table-cell table:number-columns-repeated="2"/>
          <table:table-cell table:formula="of:=LN([.G49]/[.F49])" office:value-type="string" office:string-value="" calcext:value-type="error">
            <text:p>#DIV/0!</text:p>
          </table:table-cell>
          <table:table-cell table:number-columns-repeated="2"/>
          <table:table-cell table:formula="of:=LN([.J49]/[.I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0])*60+MINUTE([.A50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table:formula="of:=LN([.G50]/[.F50])" office:value-type="string" office:string-value="" calcext:value-type="error">
            <text:p>#DIV/0!</text:p>
          </table:table-cell>
          <table:table-cell table:number-columns-repeated="2"/>
          <table:table-cell table:formula="of:=LN([.J50]/[.I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1])*60+MINUTE([.A51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formula="of:=LN([.G51]/[.F51])" office:value-type="string" office:string-value="" calcext:value-type="error">
            <text:p>#DIV/0!</text:p>
          </table:table-cell>
          <table:table-cell table:number-columns-repeated="2"/>
          <table:table-cell table:formula="of:=LN([.J51]/[.I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2])*60+MINUTE([.A52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51" calcext:value-type="float">
            <text:p>1351</text:p>
          </table:table-cell>
          <table:table-cell table:number-columns-repeated="2"/>
          <table:table-cell table:formula="of:=LN([.G52]/[.F52])" office:value-type="string" office:string-value="" calcext:value-type="error">
            <text:p>#DIV/0!</text:p>
          </table:table-cell>
          <table:table-cell table:number-columns-repeated="2"/>
          <table:table-cell table:formula="of:=LN([.J52]/[.I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3])*60+MINUTE([.A53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52" calcext:value-type="float">
            <text:p>1352</text:p>
          </table:table-cell>
          <table:table-cell table:number-columns-repeated="2"/>
          <table:table-cell table:formula="of:=LN([.G53]/[.F53])" office:value-type="string" office:string-value="" calcext:value-type="error">
            <text:p>#DIV/0!</text:p>
          </table:table-cell>
          <table:table-cell table:number-columns-repeated="2"/>
          <table:table-cell table:formula="of:=LN([.J53]/[.I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4])*60+MINUTE([.A54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LN([.G54]/[.F54])" office:value-type="string" office:string-value="" calcext:value-type="error">
            <text:p>#DIV/0!</text:p>
          </table:table-cell>
          <table:table-cell table:number-columns-repeated="2"/>
          <table:table-cell table:formula="of:=LN([.J54]/[.I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5])*60+MINUTE([.A55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54" calcext:value-type="float">
            <text:p>1354</text:p>
          </table:table-cell>
          <table:table-cell table:number-columns-repeated="2"/>
          <table:table-cell table:formula="of:=LN([.G55]/[.F55])" office:value-type="string" office:string-value="" calcext:value-type="error">
            <text:p>#DIV/0!</text:p>
          </table:table-cell>
          <table:table-cell table:number-columns-repeated="2"/>
          <table:table-cell table:formula="of:=LN([.J55]/[.I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6])*60+MINUTE([.A56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55" calcext:value-type="float">
            <text:p>1355</text:p>
          </table:table-cell>
          <table:table-cell table:number-columns-repeated="2"/>
          <table:table-cell table:formula="of:=LN([.G56]/[.F56])" office:value-type="string" office:string-value="" calcext:value-type="error">
            <text:p>#DIV/0!</text:p>
          </table:table-cell>
          <table:table-cell table:number-columns-repeated="2"/>
          <table:table-cell table:formula="of:=LN([.J56]/[.I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7])*60+MINUTE([.A57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LN([.G57]/[.F57])" office:value-type="string" office:string-value="" calcext:value-type="error">
            <text:p>#DIV/0!</text:p>
          </table:table-cell>
          <table:table-cell table:number-columns-repeated="2"/>
          <table:table-cell table:formula="of:=LN([.J57]/[.I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8])*60+MINUTE([.A58]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57" calcext:value-type="float">
            <text:p>1357</text:p>
          </table:table-cell>
          <table:table-cell table:number-columns-repeated="2"/>
          <table:table-cell table:formula="of:=LN([.G58]/[.F58])" office:value-type="string" office:string-value="" calcext:value-type="error">
            <text:p>#DIV/0!</text:p>
          </table:table-cell>
          <table:table-cell table:number-columns-repeated="2"/>
          <table:table-cell table:formula="of:=LN([.J58]/[.I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59])*60+MINUTE([.A59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table:formula="of:=LN([.G59]/[.F59])" office:value-type="string" office:string-value="" calcext:value-type="error">
            <text:p>#DIV/0!</text:p>
          </table:table-cell>
          <table:table-cell table:number-columns-repeated="2"/>
          <table:table-cell table:formula="of:=LN([.J59]/[.I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HOUR([.A60])*60+MINUTE([.A60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59" calcext:value-type="float">
            <text:p>1359</text:p>
          </table:table-cell>
          <table:table-cell table:number-columns-repeated="2"/>
          <table:table-cell table:formula="of:=LN([.G60]/[.F60])" office:value-type="string" office:string-value="" calcext:value-type="error">
            <text:p>#DIV/0!</text:p>
          </table:table-cell>
          <table:table-cell table:number-columns-repeated="2"/>
          <table:table-cell table:formula="of:=LN([.J60]/[.I60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3:51:35.040869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7T17:26:04.082144135</dc:date>
    <meta:editing-duration>P1DT14H42M49S</meta:editing-duration>
    <meta:editing-cycles>392</meta:editing-cycles>
    <meta:generator>LibreOffice/4.2.8.2$Linux_X86_64 LibreOffice_project/420m0$Build-2</meta:generator>
    <meta:document-statistic meta:table-count="5" meta:cell-count="40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1" chart:style-name="ch1">
        <chart:legend chart:legend-position="end" svg:x="30.142cm" svg:y="7.783cm" style:legend-expansion="high" chart:style-name="ch2"/>
        <chart:plot-area chart:style-name="ch3" table:cell-range-address="Sheet1.A4:Sheet1.A88 Sheet1.I4:Sheet1.I88 Sheet2.K4:Sheet2.K71 Sheet1.N4:Sheet1.N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N4:Sheet1.N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26.516cm" svg:y="4.131cm" style:legend-expansion="high" chart:style-name="ch2"/>
        <chart:plot-area chart:style-name="ch3" table:cell-range-address="Sheet3.S4:Sheet3.S40 Sheet3.C1:Sheet3.C1 Sheet3.H4:Sheet3.H34 Sheet3.J1:Sheet3.J1 Sheet3.Q4:Sheet3.Q40" chart:data-source-has-labels="row" svg:x="0.577cm" svg:y="0.187cm" svg:width="25.362cm" svg:height="8.984cm">
          <chartooo:coordinate-region svg:x="1.489cm" svg:y="0.386cm" svg:width="24.17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H4:Sheet3.H34" chart:label-cell-address="Sheet3.C1:Sheet3.C1" chart:class="chart:scatter">
            <chart:domain table:cell-range-address="Sheet3.S4:Sheet3.S40"/>
            <chart:data-point chart:repeated="37"/>
          </chart:series>
          <chart:series chart:style-name="ch7" chart:values-cell-range-address="Sheet3.Q4:Sheet3.Q40" chart:label-cell-address="Sheet3.J1:Sheet3.J1" chart:class="chart:scatter">
            <chart:domain table:cell-range-address="Sheet3.T4:Sheet3.T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UN 4</text:p>
                <draw:g>
                  <svg:desc>Sheet3.C1:Sheet3.C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RUN 5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S4:Sheet3.S40</svg:desc>
                </draw:g>
              </table:table-cell>
              <table:table-cell office:value-type="float" office:value="0.500113331006819">
                <text:p>0.500113331006819</text:p>
                <draw:g>
                  <svg:desc>Sheet3.H4:Sheet3.H34</svg:desc>
                </draw:g>
              </table:table-cell>
              <table:table-cell office:value-type="float" office:value="0">
                <text:p>0</text:p>
                <draw:g>
                  <svg:desc>Sheet3.T4:Sheet3.T40</svg:desc>
                </draw:g>
              </table:table-cell>
              <table:table-cell office:value-type="float" office:value="0.504361773833102">
                <text:p>0.504361773833102</text:p>
                <draw:g>
                  <svg:desc>Sheet3.Q4:Sheet3.Q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17056173516627">
                <text:p>0.517056173516627</text:p>
              </table:table-cell>
              <table:table-cell office:value-type="float" office:value="3">
                <text:p>3</text:p>
              </table:table-cell>
              <table:table-cell office:value-type="float" office:value="0.510025760842697">
                <text:p>0.510025760842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502447900137017">
                <text:p>0.502447900137017</text:p>
              </table:table-cell>
              <table:table-cell office:value-type="float" office:value="6">
                <text:p>6</text:p>
              </table:table-cell>
              <table:table-cell office:value-type="float" office:value="0.512522042417032">
                <text:p>0.51252204241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17877973589954">
                <text:p>0.517877973589954</text:p>
              </table:table-cell>
              <table:table-cell office:value-type="float" office:value="10">
                <text:p>10</text:p>
              </table:table-cell>
              <table:table-cell office:value-type="float" office:value="0.51847537277882">
                <text:p>0.51847537277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521399595208147">
                <text:p>0.521399595208147</text:p>
              </table:table-cell>
              <table:table-cell office:value-type="float" office:value="13">
                <text:p>13</text:p>
              </table:table-cell>
              <table:table-cell office:value-type="float" office:value="0.534627545917172">
                <text:p>0.53462754591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509645772442611">
                <text:p>0.509645772442611</text:p>
              </table:table-cell>
              <table:table-cell office:value-type="float" office:value="16">
                <text:p>16</text:p>
              </table:table-cell>
              <table:table-cell office:value-type="float" office:value="0.510939253673505">
                <text:p>0.51093925367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530146162922532">
                <text:p>0.530146162922532</text:p>
              </table:table-cell>
              <table:table-cell office:value-type="float" office:value="19">
                <text:p>19</text:p>
              </table:table-cell>
              <table:table-cell office:value-type="float" office:value="0.51770499773688">
                <text:p>0.5177049977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523657428061284">
                <text:p>0.523657428061284</text:p>
              </table:table-cell>
              <table:table-cell office:value-type="float" office:value="22">
                <text:p>22</text:p>
              </table:table-cell>
              <table:table-cell office:value-type="float" office:value="0.537993929538928">
                <text:p>0.537993929538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0.511943394508129">
                <text:p>0.511943394508129</text:p>
              </table:table-cell>
              <table:table-cell office:value-type="float" office:value="26">
                <text:p>26</text:p>
              </table:table-cell>
              <table:table-cell office:value-type="float" office:value="0.532049650233142">
                <text:p>0.532049650233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519280347684923">
                <text:p>0.519280347684923</text:p>
              </table:table-cell>
              <table:table-cell office:value-type="float" office:value="29">
                <text:p>29</text:p>
              </table:table-cell>
              <table:table-cell office:value-type="float" office:value="0.524080883172308">
                <text:p>0.52408088317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0.510327319905324">
                <text:p>0.510327319905324</text:p>
              </table:table-cell>
              <table:table-cell office:value-type="float" office:value="32">
                <text:p>32</text:p>
              </table:table-cell>
              <table:table-cell office:value-type="float" office:value="0.523843964525248">
                <text:p>0.523843964525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535684271693807">
                <text:p>0.535684271693807</text:p>
              </table:table-cell>
              <table:table-cell office:value-type="float" office:value="36">
                <text:p>36</text:p>
              </table:table-cell>
              <table:table-cell office:value-type="float" office:value="0.542652988622219">
                <text:p>0.542652988622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495561656097259">
                <text:p>0.495561656097259</text:p>
              </table:table-cell>
              <table:table-cell office:value-type="float" office:value="39">
                <text:p>39</text:p>
              </table:table-cell>
              <table:table-cell office:value-type="float" office:value="0.533517034968061">
                <text:p>0.533517034968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497552799854796">
                <text:p>0.497552799854796</text:p>
              </table:table-cell>
              <table:table-cell office:value-type="float" office:value="42">
                <text:p>42</text:p>
              </table:table-cell>
              <table:table-cell office:value-type="float" office:value="0.53741868005147">
                <text:p>0.53741868005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5143735045459">
                <text:p>0.5143735045459</text:p>
              </table:table-cell>
              <table:table-cell office:value-type="float" office:value="45">
                <text:p>45</text:p>
              </table:table-cell>
              <table:table-cell office:value-type="float" office:value="0.533446070202038">
                <text:p>0.533446070202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0.513273034812222">
                <text:p>0.513273034812222</text:p>
              </table:table-cell>
              <table:table-cell office:value-type="float" office:value="49">
                <text:p>49</text:p>
              </table:table-cell>
              <table:table-cell office:value-type="float" office:value="0.506115299465807">
                <text:p>0.506115299465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0.513273034812222">
                <text:p>0.513273034812222</text:p>
              </table:table-cell>
              <table:table-cell office:value-type="float" office:value="53">
                <text:p>53</text:p>
              </table:table-cell>
              <table:table-cell office:value-type="float" office:value="0.521046271638395">
                <text:p>0.52104627163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0.52341986180395">
                <text:p>0.52341986180395</text:p>
              </table:table-cell>
              <table:table-cell office:value-type="float" office:value="56">
                <text:p>56</text:p>
              </table:table-cell>
              <table:table-cell office:value-type="float" office:value="0.504327282480584">
                <text:p>0.504327282480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0.505780262681012">
                <text:p>0.505780262681012</text:p>
              </table:table-cell>
              <table:table-cell office:value-type="float" office:value="59">
                <text:p>59</text:p>
              </table:table-cell>
              <table:table-cell office:value-type="float" office:value="0.523368917140559">
                <text:p>0.523368917140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496321245955277">
                <text:p>0.496321245955277</text:p>
              </table:table-cell>
              <table:table-cell office:value-type="float" office:value="62">
                <text:p>62</text:p>
              </table:table-cell>
              <table:table-cell office:value-type="float" office:value="0.537746855582846">
                <text:p>0.537746855582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0.507918978510026">
                <text:p>0.507918978510026</text:p>
              </table:table-cell>
              <table:table-cell office:value-type="float" office:value="65">
                <text:p>65</text:p>
              </table:table-cell>
              <table:table-cell office:value-type="float" office:value="0.519190996562404">
                <text:p>0.519190996562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0.521686863197595">
                <text:p>0.521686863197595</text:p>
              </table:table-cell>
              <table:table-cell office:value-type="float" office:value="68">
                <text:p>68</text:p>
              </table:table-cell>
              <table:table-cell office:value-type="float" office:value="0.530080268309914">
                <text:p>0.530080268309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0.518333600125868">
                <text:p>0.518333600125868</text:p>
              </table:table-cell>
              <table:table-cell office:value-type="float" office:value="72">
                <text:p>72</text:p>
              </table:table-cell>
              <table:table-cell office:value-type="float" office:value="0.509482440219523">
                <text:p>0.50948244021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0.517315786527209">
                <text:p>0.517315786527209</text:p>
              </table:table-cell>
              <table:table-cell office:value-type="float" office:value="75">
                <text:p>75</text:p>
              </table:table-cell>
              <table:table-cell office:value-type="float" office:value="0.501839683968276">
                <text:p>0.501839683968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0.519368737373971">
                <text:p>0.519368737373971</text:p>
              </table:table-cell>
              <table:table-cell office:value-type="float" office:value="78">
                <text:p>78</text:p>
              </table:table-cell>
              <table:table-cell office:value-type="float" office:value="0.521667937143042">
                <text:p>0.521667937143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0.522837896206784">
                <text:p>0.522837896206784</text:p>
              </table:table-cell>
              <table:table-cell office:value-type="float" office:value="81">
                <text:p>81</text:p>
              </table:table-cell>
              <table:table-cell office:value-type="float" office:value="0.529817429404214">
                <text:p>0.529817429404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0.501812003549926">
                <text:p>0.501812003549926</text:p>
              </table:table-cell>
              <table:table-cell office:value-type="float" office:value="84">
                <text:p>84</text:p>
              </table:table-cell>
              <table:table-cell office:value-type="float" office:value="0.527285325507107">
                <text:p>0.527285325507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0.530238463491459">
                <text:p>0.530238463491459</text:p>
              </table:table-cell>
              <table:table-cell office:value-type="float" office:value="88">
                <text:p>88</text:p>
              </table:table-cell>
              <table:table-cell office:value-type="float" office:value="0.513026011618397">
                <text:p>0.513026011618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499417858077577">
                <text:p>0.499417858077577</text:p>
              </table:table-cell>
              <table:table-cell office:value-type="float" office:value="91">
                <text:p>91</text:p>
              </table:table-cell>
              <table:table-cell office:value-type="float" office:value="0.520938624832143">
                <text:p>0.52093862483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0.525617940362397">
                <text:p>0.525617940362397</text:p>
              </table:table-cell>
              <table:table-cell office:value-type="float" office:value="94">
                <text:p>94</text:p>
              </table:table-cell>
              <table:table-cell office:value-type="float" office:value="0.52334835492386">
                <text:p>0.52334835492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0.509005787049005">
                <text:p>0.509005787049005</text:p>
              </table:table-cell>
              <table:table-cell office:value-type="float" office:value="97">
                <text:p>97</text:p>
              </table:table-cell>
              <table:table-cell office:value-type="float" office:value="0.505068731067531">
                <text:p>0.50506873106753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39714633618128">
                <text:p>0.539714633618128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530085534753793">
                <text:p>0.53008553475379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527320372932322">
                <text:p>0.527320372932322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533950232665063">
                <text:p>0.533950232665063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508196600133648">
                <text:p>0.508196600133648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539535359834074">
                <text:p>0.539535359834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20.458cm" svg:y="5.698cm" style:legend-expansion="high" chart:style-name="ch2"/>
        <chart:plot-area chart:style-name="ch3" table:cell-range-address="Sheet4.C4:Sheet4.C72 Sheet4.G2:Sheet4.G2 Sheet4.I4:Sheet4.I71 Sheet4.K2:Sheet4.K2 Sheet4.M4:Sheet4.M72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4:Sheet4.I71" chart:label-cell-address="Sheet4.G2:Sheet4.G2" chart:class="chart:scatter">
            <chart:domain table:cell-range-address="Sheet4.C4:Sheet4.C72"/>
            <chart:data-point chart:repeated="69"/>
          </chart:series>
          <chart:series chart:style-name="ch7" chart:values-cell-range-address="Sheet4.M4:Sheet4.M72" chart:label-cell-address="Sheet4.K2:Sheet4.K2" chart:class="chart:scatter"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1">
                <text:p>531</text:p>
                <draw:g>
                  <svg:desc>Sheet4.C4:Sheet4.C72</svg:desc>
                </draw:g>
              </table:table-cell>
              <table:table-cell office:value-type="float" office:value="0.916127007694457">
                <text:p>0.916127007694457</text:p>
                <draw:g>
                  <svg:desc>Sheet4.I4:Sheet4.I71</svg:desc>
                </draw:g>
              </table:table-cell>
              <table:table-cell office:value-type="float" office:value="1.16384456867226">
                <text:p>1.16384456867226</text:p>
                <draw:g>
                  <svg:desc>Sheet4.M4:Sheet4.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4">
                <text:p>534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">
                <text:p>537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1">
                <text:p>541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4">
                <text:p>544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">
                <text:p>547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1">
                <text:p>551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">
                <text:p>554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1">
                <text:p>561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4">
                <text:p>564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">
                <text:p>575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">
                <text:p>578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2">
                <text:p>582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5">
                <text:p>585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8">
                <text:p>588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2">
                <text:p>592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5">
                <text:p>595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9">
                <text:p>599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2">
                <text:p>602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6">
                <text:p>606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9">
                <text:p>609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3">
                <text:p>613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6">
                <text:p>616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0">
                <text:p>620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4">
                <text:p>624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7">
                <text:p>627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1">
                <text:p>631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4">
                <text:p>634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8">
                <text:p>638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2">
                <text:p>642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5">
                <text:p>645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8">
                <text:p>648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3">
                <text:p>653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7">
                <text:p>657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0">
                <text:p>660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">
                <text:p>663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7">
                <text:p>667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0">
                <text:p>670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3">
                <text:p>673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7">
                <text:p>677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1">
                <text:p>681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4">
                <text:p>684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">
                <text:p>688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1">
                <text:p>691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">
                <text:p>694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8">
                <text:p>698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1">
                <text:p>701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4">
                <text:p>704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8">
                <text:p>708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1">
                <text:p>711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4">
                <text:p>714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8">
                <text:p>718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1">
                <text:p>721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5">
                <text:p>725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9">
                <text:p>729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9.309cm" svg:y="4.346cm" style:legend-expansion="high" chart:style-name="ch2"/>
        <chart:plot-area chart:style-name="ch3" table:cell-range-address="Sheet4.D4:Sheet4.D60 Sheet4.G2:Sheet4.G2 Sheet4.J4:Sheet4.J60 Sheet1.G2:Sheet1.G2 Sheet1.J4:Sheet1.J68 Sheet1.L2:Sheet1.L2 Sheet4.O4:Sheet4.O60 Sheet4.K2:Sheet4.K2" chart:data-source-has-labels="row" svg:x="0.481cm" svg:y="0.215cm" svg:width="18.347cm" svg:height="10.355cm">
          <chartooo:coordinate-region svg:x="1.208cm" svg:y="0.414cm" svg:width="17.34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4:Sheet4.J60" chart:label-cell-address="Sheet4.G2:Sheet4.G2" chart:class="chart:scatter">
            <chart:domain table:cell-range-address="Sheet4.D4:Sheet4.D60"/>
            <chart:data-point chart:repeated="57"/>
          </chart:series>
          <chart:series chart:style-name="ch7" chart:values-cell-range-address="Sheet1.J4:Sheet1.J68" chart:label-cell-address="Sheet1.G2:Sheet1.G2" chart:class="chart:scatter">
            <chart:domain table:cell-range-address="Sheet1.D4:Sheet1.D69"/>
            <chart:data-point chart:repeated="66"/>
          </chart:series>
          <chart:series chart:style-name="ch8" chart:values-cell-range-address="Sheet4.O4:Sheet4.O60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4:Sheet4.O60" chart:label-cell-address="Sheet4.K2:Sheet4.K2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1 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</text:p>
                <draw:g>
                  <svg:desc>Sheet1.L2:Sheet1.L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1">
                <text:p>1</text:p>
                <draw:g>
                  <svg:desc>Sheet4.J4:Sheet4.J6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1.J4:Sheet1.J68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0.973429826763502">
                <text:p>0.973429826763502</text:p>
              </table:table-cell>
              <table:table-cell office:value-type="float" office:value="4">
                <text:p>4</text:p>
              </table:table-cell>
              <table:table-cell office:value-type="float" office:value="1.0169920393291">
                <text:p>1.0169920393291</text:p>
              </table:table-cell>
              <table:table-cell office:value-type="float" office:value="1.0169920393291">
                <text:p>1.016992039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19">
                <text:p>19</text:p>
              </table:table-cell>
              <table:table-cell office:value-type="float" office:value="0.945148254025313">
                <text:p>0.945148254025313</text:p>
              </table:table-cell>
              <table:table-cell office:value-type="float" office:value="19">
                <text:p>19</text:p>
              </table:table-cell>
              <table:table-cell office:value-type="float" office:value="1.06266145231912">
                <text:p>1.06266145231912</text:p>
              </table:table-cell>
              <table:table-cell office:value-type="float" office:value="1.06266145231912">
                <text:p>1.0626614523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23">
                <text:p>23</text:p>
              </table:table-cell>
              <table:table-cell office:value-type="float" office:value="1.02600158771046">
                <text:p>1.02600158771046</text:p>
              </table:table-cell>
              <table:table-cell office:value-type="float" office:value="23">
                <text:p>23</text:p>
              </table:table-cell>
              <table:table-cell office:value-type="float" office:value="1.07003446310318">
                <text:p>1.07003446310318</text:p>
              </table:table-cell>
              <table:table-cell office:value-type="float" office:value="1.07003446310318">
                <text:p>1.0700344631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27">
                <text:p>27</text:p>
              </table:table-cell>
              <table:table-cell office:value-type="float" office:value="1.1036911272925">
                <text:p>1.1036911272925</text:p>
              </table:table-cell>
              <table:table-cell office:value-type="float" office:value="27">
                <text:p>27</text:p>
              </table:table-cell>
              <table:table-cell office:value-type="float" office:value="1.11542187605609">
                <text:p>1.11542187605609</text:p>
              </table:table-cell>
              <table:table-cell office:value-type="float" office:value="1.11542187605609">
                <text:p>1.1154218760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30">
                <text:p>30</text:p>
              </table:table-cell>
              <table:table-cell office:value-type="float" office:value="1.1339420557135">
                <text:p>1.1339420557135</text:p>
              </table:table-cell>
              <table:table-cell office:value-type="float" office:value="30">
                <text:p>30</text:p>
              </table:table-cell>
              <table:table-cell office:value-type="float" office:value="1.17591266396576">
                <text:p>1.17591266396576</text:p>
              </table:table-cell>
              <table:table-cell office:value-type="float" office:value="1.17591266396576">
                <text:p>1.1759126639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33">
                <text:p>33</text:p>
              </table:table-cell>
              <table:table-cell office:value-type="float" office:value="1.13512306899683">
                <text:p>1.13512306899683</text:p>
              </table:table-cell>
              <table:table-cell office:value-type="float" office:value="33">
                <text:p>33</text:p>
              </table:table-cell>
              <table:table-cell office:value-type="float" office:value="1.19476967983431">
                <text:p>1.19476967983431</text:p>
              </table:table-cell>
              <table:table-cell office:value-type="float" office:value="1.19476967983431">
                <text:p>1.19476967983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37">
                <text:p>37</text:p>
              </table:table-cell>
              <table:table-cell office:value-type="float" office:value="1.07079538107419">
                <text:p>1.07079538107419</text:p>
              </table:table-cell>
              <table:table-cell office:value-type="float" office:value="37">
                <text:p>37</text:p>
              </table:table-cell>
              <table:table-cell office:value-type="float" office:value="1.24832790253305">
                <text:p>1.24832790253305</text:p>
              </table:table-cell>
              <table:table-cell office:value-type="float" office:value="1.24832790253305">
                <text:p>1.24832790253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40">
                <text:p>40</text:p>
              </table:table-cell>
              <table:table-cell office:value-type="float" office:value="1.0324832923491">
                <text:p>1.0324832923491</text:p>
              </table:table-cell>
              <table:table-cell office:value-type="float" office:value="40">
                <text:p>40</text:p>
              </table:table-cell>
              <table:table-cell office:value-type="float" office:value="1.37039166345622">
                <text:p>1.37039166345622</text:p>
              </table:table-cell>
              <table:table-cell office:value-type="float" office:value="1.37039166345622">
                <text:p>1.3703916634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44">
                <text:p>44</text:p>
              </table:table-cell>
              <table:table-cell office:value-type="float" office:value="1.07842995402454">
                <text:p>1.07842995402454</text:p>
              </table:table-cell>
              <table:table-cell office:value-type="float" office:value="44">
                <text:p>44</text:p>
              </table:table-cell>
              <table:table-cell office:value-type="float" office:value="1.44099610232999">
                <text:p>1.44099610232999</text:p>
              </table:table-cell>
              <table:table-cell office:value-type="float" office:value="1.44099610232999">
                <text:p>1.440996102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47">
                <text:p>47</text:p>
              </table:table-cell>
              <table:table-cell office:value-type="float" office:value="1.15539265992684">
                <text:p>1.15539265992684</text:p>
              </table:table-cell>
              <table:table-cell office:value-type="float" office:value="47">
                <text:p>47</text:p>
              </table:table-cell>
              <table:table-cell office:value-type="float" office:value="1.46982708274674">
                <text:p>1.46982708274674</text:p>
              </table:table-cell>
              <table:table-cell office:value-type="float" office:value="1.46982708274674">
                <text:p>1.4698270827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51">
                <text:p>51</text:p>
              </table:table-cell>
              <table:table-cell office:value-type="float" office:value="1.16157651865593">
                <text:p>1.16157651865593</text:p>
              </table:table-cell>
              <table:table-cell office:value-type="float" office:value="51">
                <text:p>51</text:p>
              </table:table-cell>
              <table:table-cell office:value-type="float" office:value="1.54303787142442">
                <text:p>1.54303787142442</text:p>
              </table:table-cell>
              <table:table-cell office:value-type="float" office:value="1.54303787142442">
                <text:p>1.54303787142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55">
                <text:p>55</text:p>
              </table:table-cell>
              <table:table-cell office:value-type="float" office:value="1.18598083548852">
                <text:p>1.18598083548852</text:p>
              </table:table-cell>
              <table:table-cell office:value-type="float" office:value="55">
                <text:p>55</text:p>
              </table:table-cell>
              <table:table-cell office:value-type="float" office:value="1.56482712407966">
                <text:p>1.56482712407966</text:p>
              </table:table-cell>
              <table:table-cell office:value-type="float" office:value="1.56482712407966">
                <text:p>1.5648271240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62">
                <text:p>62</text:p>
              </table:table-cell>
              <table:table-cell office:value-type="float" office:value="1.21263230800394">
                <text:p>1.21263230800394</text:p>
              </table:table-cell>
              <table:table-cell office:value-type="float" office:value="62">
                <text:p>62</text:p>
              </table:table-cell>
              <table:table-cell office:value-type="float" office:value="1.60346656066279">
                <text:p>1.60346656066279</text:p>
              </table:table-cell>
              <table:table-cell office:value-type="float" office:value="1.60346656066279">
                <text:p>1.6034665606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66">
                <text:p>66</text:p>
              </table:table-cell>
              <table:table-cell office:value-type="float" office:value="1.24157526665909">
                <text:p>1.24157526665909</text:p>
              </table:table-cell>
              <table:table-cell office:value-type="float" office:value="66">
                <text:p>66</text:p>
              </table:table-cell>
              <table:table-cell office:value-type="float" office:value="1.67054038115233">
                <text:p>1.67054038115233</text:p>
              </table:table-cell>
              <table:table-cell office:value-type="float" office:value="1.67054038115233">
                <text:p>1.6705403811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69">
                <text:p>69</text:p>
              </table:table-cell>
              <table:table-cell office:value-type="float" office:value="1.1972877133943">
                <text:p>1.1972877133943</text:p>
              </table:table-cell>
              <table:table-cell office:value-type="float" office:value="69">
                <text:p>69</text:p>
              </table:table-cell>
              <table:table-cell office:value-type="float" office:value="1.72444514158022">
                <text:p>1.72444514158022</text:p>
              </table:table-cell>
              <table:table-cell office:value-type="float" office:value="1.72444514158022">
                <text:p>1.72444514158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73">
                <text:p>73</text:p>
              </table:table-cell>
              <table:table-cell office:value-type="float" office:value="1.10241540804196">
                <text:p>1.10241540804196</text:p>
              </table:table-cell>
              <table:table-cell office:value-type="float" office:value="73">
                <text:p>73</text:p>
              </table:table-cell>
              <table:table-cell office:value-type="float" office:value="1.76663391819027">
                <text:p>1.76663391819027</text:p>
              </table:table-cell>
              <table:table-cell office:value-type="float" office:value="1.76663391819027">
                <text:p>1.7666339181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76">
                <text:p>76</text:p>
              </table:table-cell>
              <table:table-cell office:value-type="float" office:value="1.12842312683684">
                <text:p>1.12842312683684</text:p>
              </table:table-cell>
              <table:table-cell office:value-type="float" office:value="76">
                <text:p>76</text:p>
              </table:table-cell>
              <table:table-cell office:value-type="float" office:value="1.79612906849998">
                <text:p>1.79612906849998</text:p>
              </table:table-cell>
              <table:table-cell office:value-type="float" office:value="1.79612906849998">
                <text:p>1.796129068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79">
                <text:p>79</text:p>
              </table:table-cell>
              <table:table-cell office:value-type="float" office:value="1.14376620606451">
                <text:p>1.14376620606451</text:p>
              </table:table-cell>
              <table:table-cell office:value-type="float" office:value="79">
                <text:p>79</text:p>
              </table:table-cell>
              <table:table-cell office:value-type="float" office:value="1.84824803243203">
                <text:p>1.84824803243203</text:p>
              </table:table-cell>
              <table:table-cell office:value-type="float" office:value="1.84824803243203">
                <text:p>1.8482480324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83">
                <text:p>83</text:p>
              </table:table-cell>
              <table:table-cell office:value-type="float" office:value="1.04487360229289">
                <text:p>1.04487360229289</text:p>
              </table:table-cell>
              <table:table-cell office:value-type="float" office:value="83">
                <text:p>83</text:p>
              </table:table-cell>
              <table:table-cell office:value-type="float" office:value="1.84340912464746">
                <text:p>1.84340912464746</text:p>
              </table:table-cell>
              <table:table-cell office:value-type="float" office:value="1.84340912464746">
                <text:p>1.84340912464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87">
                <text:p>87</text:p>
              </table:table-cell>
              <table:table-cell office:value-type="float" office:value="0.967666017154737">
                <text:p>0.967666017154737</text:p>
              </table:table-cell>
              <table:table-cell office:value-type="float" office:value="87">
                <text:p>87</text:p>
              </table:table-cell>
              <table:table-cell office:value-type="float" office:value="1.90198677519901">
                <text:p>1.90198677519901</text:p>
              </table:table-cell>
              <table:table-cell office:value-type="float" office:value="1.90198677519901">
                <text:p>1.9019867751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90">
                <text:p>90</text:p>
              </table:table-cell>
              <table:table-cell office:value-type="float" office:value="0.85707847822462">
                <text:p>0.85707847822462</text:p>
              </table:table-cell>
              <table:table-cell office:value-type="float" office:value="90">
                <text:p>90</text:p>
              </table:table-cell>
              <table:table-cell office:value-type="float" office:value="1.98278876652708">
                <text:p>1.98278876652708</text:p>
              </table:table-cell>
              <table:table-cell office:value-type="float" office:value="1.98278876652708">
                <text:p>1.98278876652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94">
                <text:p>94</text:p>
              </table:table-cell>
              <table:table-cell office:value-type="float" office:value="1.03114080981431">
                <text:p>1.03114080981431</text:p>
              </table:table-cell>
              <table:table-cell office:value-type="float" office:value="94">
                <text:p>94</text:p>
              </table:table-cell>
              <table:table-cell office:value-type="float" office:value="1.9437218724141">
                <text:p>1.9437218724141</text:p>
              </table:table-cell>
              <table:table-cell office:value-type="float" office:value="1.9437218724141">
                <text:p>1.943721872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97">
                <text:p>97</text:p>
              </table:table-cell>
              <table:table-cell office:value-type="float" office:value="1.04023738570255">
                <text:p>1.04023738570255</text:p>
              </table:table-cell>
              <table:table-cell office:value-type="float" office:value="97">
                <text:p>97</text:p>
              </table:table-cell>
              <table:table-cell office:value-type="float" office:value="1.96783008528391">
                <text:p>1.96783008528391</text:p>
              </table:table-cell>
              <table:table-cell office:value-type="float" office:value="1.96783008528391">
                <text:p>1.967830085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101">
                <text:p>101</text:p>
              </table:table-cell>
              <table:table-cell office:value-type="float" office:value="1.11241624077188">
                <text:p>1.11241624077188</text:p>
              </table:table-cell>
              <table:table-cell office:value-type="float" office:value="101">
                <text:p>101</text:p>
              </table:table-cell>
              <table:table-cell office:value-type="float" office:value="2.03207348293494">
                <text:p>2.03207348293494</text:p>
              </table:table-cell>
              <table:table-cell office:value-type="float" office:value="2.03207348293494">
                <text:p>2.0320734829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104">
                <text:p>104</text:p>
              </table:table-cell>
              <table:table-cell office:value-type="float" office:value="1.17523793589455">
                <text:p>1.17523793589455</text:p>
              </table:table-cell>
              <table:table-cell office:value-type="float" office:value="104">
                <text:p>104</text:p>
              </table:table-cell>
              <table:table-cell office:value-type="float" office:value="2.01515968080126">
                <text:p>2.01515968080126</text:p>
              </table:table-cell>
              <table:table-cell office:value-type="float" office:value="2.01515968080126">
                <text:p>2.01515968080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108">
                <text:p>108</text:p>
              </table:table-cell>
              <table:table-cell office:value-type="float" office:value="1.18581844522554">
                <text:p>1.18581844522554</text:p>
              </table:table-cell>
              <table:table-cell office:value-type="float" office:value="108">
                <text:p>108</text:p>
              </table:table-cell>
              <table:table-cell office:value-type="float" office:value="2.04985830165131">
                <text:p>2.04985830165131</text:p>
              </table:table-cell>
              <table:table-cell office:value-type="float" office:value="2.04985830165131">
                <text:p>2.0498583016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111">
                <text:p>111</text:p>
              </table:table-cell>
              <table:table-cell office:value-type="float" office:value="1.21652871160031">
                <text:p>1.21652871160031</text:p>
              </table:table-cell>
              <table:table-cell office:value-type="float" office:value="111">
                <text:p>111</text:p>
              </table:table-cell>
              <table:table-cell office:value-type="float" office:value="2.04701537898618">
                <text:p>2.04701537898618</text:p>
              </table:table-cell>
              <table:table-cell office:value-type="float" office:value="2.04701537898618">
                <text:p>2.04701537898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115">
                <text:p>115</text:p>
              </table:table-cell>
              <table:table-cell office:value-type="float" office:value="1.1644245341634">
                <text:p>1.1644245341634</text:p>
              </table:table-cell>
              <table:table-cell office:value-type="float" office:value="115">
                <text:p>115</text:p>
              </table:table-cell>
              <table:table-cell office:value-type="float" office:value="2.10308117843587">
                <text:p>2.10308117843587</text:p>
              </table:table-cell>
              <table:table-cell office:value-type="float" office:value="2.10308117843587">
                <text:p>2.1030811784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18">
                <text:p>118</text:p>
              </table:table-cell>
              <table:table-cell office:value-type="float" office:value="1.14656964275592">
                <text:p>1.14656964275592</text:p>
              </table:table-cell>
              <table:table-cell office:value-type="float" office:value="118">
                <text:p>118</text:p>
              </table:table-cell>
              <table:table-cell office:value-type="float" office:value="2.09435703027434">
                <text:p>2.09435703027434</text:p>
              </table:table-cell>
              <table:table-cell office:value-type="float" office:value="2.09435703027434">
                <text:p>2.09435703027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26">
                <text:p>126</text:p>
              </table:table-cell>
              <table:table-cell office:value-type="float" office:value="1.21523943935998">
                <text:p>1.21523943935998</text:p>
              </table:table-cell>
              <table:table-cell office:value-type="float" office:value="126">
                <text:p>126</text:p>
              </table:table-cell>
              <table:table-cell office:value-type="float" office:value="2.0846860460531">
                <text:p>2.0846860460531</text:p>
              </table:table-cell>
              <table:table-cell office:value-type="float" office:value="2.0846860460531">
                <text:p>2.0846860460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29">
                <text:p>129</text:p>
              </table:table-cell>
              <table:table-cell office:value-type="float" office:value="1.21602932623752">
                <text:p>1.21602932623752</text:p>
              </table:table-cell>
              <table:table-cell office:value-type="float" office:value="129">
                <text:p>129</text:p>
              </table:table-cell>
              <table:table-cell office:value-type="float" office:value="2.11847091230871">
                <text:p>2.11847091230871</text:p>
              </table:table-cell>
              <table:table-cell office:value-type="float" office:value="2.11847091230871">
                <text:p>2.11847091230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30">
                <text:p>130</text:p>
              </table:table-cell>
              <table:table-cell office:value-type="float" office:value="1.18245695591009">
                <text:p>1.18245695591009</text:p>
              </table:table-cell>
              <table:table-cell office:value-type="float" office:value="130">
                <text:p>130</text:p>
              </table:table-cell>
              <table:table-cell office:value-type="float" office:value="2.09391891146946">
                <text:p>2.09391891146946</text:p>
              </table:table-cell>
              <table:table-cell office:value-type="float" office:value="2.09391891146946">
                <text:p>2.09391891146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133">
                <text:p>133</text:p>
              </table:table-cell>
              <table:table-cell office:value-type="float" office:value="1.19043867386827">
                <text:p>1.19043867386827</text:p>
              </table:table-cell>
              <table:table-cell office:value-type="float" office:value="133">
                <text:p>133</text:p>
              </table:table-cell>
              <table:table-cell office:value-type="float" office:value="2.19250658711572">
                <text:p>2.19250658711572</text:p>
              </table:table-cell>
              <table:table-cell office:value-type="float" office:value="2.19250658711572">
                <text:p>2.19250658711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137">
                <text:p>137</text:p>
              </table:table-cell>
              <table:table-cell office:value-type="float" office:value="1.2081652046079">
                <text:p>1.2081652046079</text:p>
              </table:table-cell>
              <table:table-cell office:value-type="float" office:value="137">
                <text:p>137</text:p>
              </table:table-cell>
              <table:table-cell office:value-type="float" office:value="2.18492133991209">
                <text:p>2.18492133991209</text:p>
              </table:table-cell>
              <table:table-cell office:value-type="float" office:value="2.18492133991209">
                <text:p>2.18492133991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140">
                <text:p>140</text:p>
              </table:table-cell>
              <table:table-cell office:value-type="float" office:value="1.21895104780694">
                <text:p>1.21895104780694</text:p>
              </table:table-cell>
              <table:table-cell office:value-type="float" office:value="140">
                <text:p>140</text:p>
              </table:table-cell>
              <table:table-cell office:value-type="float" office:value="2.14912636671371">
                <text:p>2.14912636671371</text:p>
              </table:table-cell>
              <table:table-cell office:value-type="float" office:value="2.14912636671371">
                <text:p>2.1491263667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144">
                <text:p>144</text:p>
              </table:table-cell>
              <table:table-cell office:value-type="float" office:value="1.17874810437004">
                <text:p>1.17874810437004</text:p>
              </table:table-cell>
              <table:table-cell office:value-type="float" office:value="144">
                <text:p>144</text:p>
              </table:table-cell>
              <table:table-cell office:value-type="float" office:value="2.16574543348117">
                <text:p>2.16574543348117</text:p>
              </table:table-cell>
              <table:table-cell office:value-type="float" office:value="2.16574543348117">
                <text:p>2.16574543348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147">
                <text:p>147</text:p>
              </table:table-cell>
              <table:table-cell office:value-type="float" office:value="1.21031210960784">
                <text:p>1.21031210960784</text:p>
              </table:table-cell>
              <table:table-cell office:value-type="float" office:value="147">
                <text:p>147</text:p>
              </table:table-cell>
              <table:table-cell office:value-type="float" office:value="2.16042588476557">
                <text:p>2.16042588476557</text:p>
              </table:table-cell>
              <table:table-cell office:value-type="float" office:value="2.16042588476557">
                <text:p>2.16042588476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151">
                <text:p>151</text:p>
              </table:table-cell>
              <table:table-cell office:value-type="float" office:value="1.23893601303591">
                <text:p>1.23893601303591</text:p>
              </table:table-cell>
              <table:table-cell office:value-type="float" office:value="151">
                <text:p>151</text:p>
              </table:table-cell>
              <table:table-cell office:value-type="float" office:value="2.19747351825919">
                <text:p>2.19747351825919</text:p>
              </table:table-cell>
              <table:table-cell office:value-type="float" office:value="2.19747351825919">
                <text:p>2.19747351825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154">
                <text:p>154</text:p>
              </table:table-cell>
              <table:table-cell office:value-type="float" office:value="1.20213506671937">
                <text:p>1.20213506671937</text:p>
              </table:table-cell>
              <table:table-cell office:value-type="float" office:value="154">
                <text:p>154</text:p>
              </table:table-cell>
              <table:table-cell office:value-type="float" office:value="2.21381626350165">
                <text:p>2.21381626350165</text:p>
              </table:table-cell>
              <table:table-cell office:value-type="float" office:value="2.21381626350165">
                <text:p>2.21381626350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158">
                <text:p>158</text:p>
              </table:table-cell>
              <table:table-cell office:value-type="float" office:value="1.14236176812924">
                <text:p>1.14236176812924</text:p>
              </table:table-cell>
              <table:table-cell office:value-type="float" office:value="158">
                <text:p>158</text:p>
              </table:table-cell>
              <table:table-cell office:value-type="float" office:value="2.22517265674484">
                <text:p>2.22517265674484</text:p>
              </table:table-cell>
              <table:table-cell office:value-type="float" office:value="2.22517265674484">
                <text:p>2.22517265674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161">
                <text:p>161</text:p>
              </table:table-cell>
              <table:table-cell office:value-type="float" office:value="1.1449960350579">
                <text:p>1.1449960350579</text:p>
              </table:table-cell>
              <table:table-cell office:value-type="float" office:value="161">
                <text:p>161</text:p>
              </table:table-cell>
              <table:table-cell office:value-type="float" office:value="2.1847288935943">
                <text:p>2.1847288935943</text:p>
              </table:table-cell>
              <table:table-cell office:value-type="float" office:value="2.1847288935943">
                <text:p>2.1847288935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165">
                <text:p>165</text:p>
              </table:table-cell>
              <table:table-cell office:value-type="float" office:value="1.13955242867768">
                <text:p>1.13955242867768</text:p>
              </table:table-cell>
              <table:table-cell office:value-type="float" office:value="165">
                <text:p>165</text:p>
              </table:table-cell>
              <table:table-cell office:value-type="float" office:value="2.23534776839666">
                <text:p>2.23534776839666</text:p>
              </table:table-cell>
              <table:table-cell office:value-type="float" office:value="2.23534776839666">
                <text:p>2.2353477683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169">
                <text:p>169</text:p>
              </table:table-cell>
              <table:table-cell office:value-type="float" office:value="1.15242688073161">
                <text:p>1.15242688073161</text:p>
              </table:table-cell>
              <table:table-cell office:value-type="float" office:value="169">
                <text:p>169</text:p>
              </table:table-cell>
              <table:table-cell office:value-type="float" office:value="2.23467037244057">
                <text:p>2.23467037244057</text:p>
              </table:table-cell>
              <table:table-cell office:value-type="float" office:value="2.23467037244057">
                <text:p>2.23467037244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176">
                <text:p>176</text:p>
              </table:table-cell>
              <table:table-cell office:value-type="float" office:value="1.23090806482793">
                <text:p>1.23090806482793</text:p>
              </table:table-cell>
              <table:table-cell office:value-type="float" office:value="176">
                <text:p>176</text:p>
              </table:table-cell>
              <table:table-cell office:value-type="float" office:value="2.26287652293406">
                <text:p>2.26287652293406</text:p>
              </table:table-cell>
              <table:table-cell office:value-type="float" office:value="2.26287652293406">
                <text:p>2.2628765229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180">
                <text:p>180</text:p>
              </table:table-cell>
              <table:table-cell office:value-type="float" office:value="1.14218067302155">
                <text:p>1.14218067302155</text:p>
              </table:table-cell>
              <table:table-cell office:value-type="float" office:value="180">
                <text:p>180</text:p>
              </table:table-cell>
              <table:table-cell office:value-type="float" office:value="2.25221531157243">
                <text:p>2.25221531157243</text:p>
              </table:table-cell>
              <table:table-cell office:value-type="float" office:value="2.25221531157243">
                <text:p>2.25221531157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183">
                <text:p>183</text:p>
              </table:table-cell>
              <table:table-cell office:value-type="float" office:value="0.985409828679958">
                <text:p>0.985409828679958</text:p>
              </table:table-cell>
              <table:table-cell office:value-type="float" office:value="183">
                <text:p>183</text:p>
              </table:table-cell>
              <table:table-cell office:value-type="float" office:value="2.20329194045684">
                <text:p>2.20329194045684</text:p>
              </table:table-cell>
              <table:table-cell office:value-type="float" office:value="2.20329194045684">
                <text:p>2.2032919404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187">
                <text:p>187</text:p>
              </table:table-cell>
              <table:table-cell office:value-type="float" office:value="1.17795662946032">
                <text:p>1.17795662946032</text:p>
              </table:table-cell>
              <table:table-cell office:value-type="float" office:value="187">
                <text:p>187</text:p>
              </table:table-cell>
              <table:table-cell office:value-type="float" office:value="2.20037951215794">
                <text:p>2.20037951215794</text:p>
              </table:table-cell>
              <table:table-cell office:value-type="float" office:value="2.20037951215794">
                <text:p>2.2003795121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190">
                <text:p>190</text:p>
              </table:table-cell>
              <table:table-cell office:value-type="float" office:value="1.16971037803886">
                <text:p>1.16971037803886</text:p>
              </table:table-cell>
              <table:table-cell office:value-type="float" office:value="190">
                <text:p>190</text:p>
              </table:table-cell>
              <table:table-cell office:value-type="float" office:value="2.26434439582754">
                <text:p>2.26434439582754</text:p>
              </table:table-cell>
              <table:table-cell office:value-type="float" office:value="2.26434439582754">
                <text:p>2.26434439582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194">
                <text:p>194</text:p>
              </table:table-cell>
              <table:table-cell office:value-type="float" office:value="1.16830510705476">
                <text:p>1.16830510705476</text:p>
              </table:table-cell>
              <table:table-cell office:value-type="float" office:value="194">
                <text:p>194</text:p>
              </table:table-cell>
              <table:table-cell office:value-type="float" office:value="2.29872462371397">
                <text:p>2.29872462371397</text:p>
              </table:table-cell>
              <table:table-cell office:value-type="float" office:value="2.29872462371397">
                <text:p>2.29872462371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197">
                <text:p>197</text:p>
              </table:table-cell>
              <table:table-cell office:value-type="float" office:value="1.0886071042453">
                <text:p>1.0886071042453</text:p>
              </table:table-cell>
              <table:table-cell office:value-type="float" office:value="197">
                <text:p>197</text:p>
              </table:table-cell>
              <table:table-cell office:value-type="float" office:value="2.27143518267806">
                <text:p>2.27143518267806</text:p>
              </table:table-cell>
              <table:table-cell office:value-type="float" office:value="2.27143518267806">
                <text:p>2.27143518267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201">
                <text:p>201</text:p>
              </table:table-cell>
              <table:table-cell office:value-type="float" office:value="1.11876968129566">
                <text:p>1.11876968129566</text:p>
              </table:table-cell>
              <table:table-cell office:value-type="float" office:value="201">
                <text:p>201</text:p>
              </table:table-cell>
              <table:table-cell office:value-type="float" office:value="2.30939707350967">
                <text:p>2.30939707350967</text:p>
              </table:table-cell>
              <table:table-cell office:value-type="float" office:value="2.30939707350967">
                <text:p>2.30939707350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204">
                <text:p>204</text:p>
              </table:table-cell>
              <table:table-cell office:value-type="float" office:value="1.20273176019322">
                <text:p>1.20273176019322</text:p>
              </table:table-cell>
              <table:table-cell office:value-type="float" office:value="204">
                <text:p>204</text:p>
              </table:table-cell>
              <table:table-cell office:value-type="float" office:value="2.27212664933536">
                <text:p>2.27212664933536</text:p>
              </table:table-cell>
              <table:table-cell office:value-type="float" office:value="2.27212664933536">
                <text:p>2.2721266493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208">
                <text:p>208</text:p>
              </table:table-cell>
              <table:table-cell office:value-type="float" office:value="1.16953655779505">
                <text:p>1.16953655779505</text:p>
              </table:table-cell>
              <table:table-cell office:value-type="float" office:value="208">
                <text:p>208</text:p>
              </table:table-cell>
              <table:table-cell office:value-type="float" office:value="2.27291639109228">
                <text:p>2.27291639109228</text:p>
              </table:table-cell>
              <table:table-cell office:value-type="float" office:value="2.27291639109228">
                <text:p>2.27291639109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211">
                <text:p>211</text:p>
              </table:table-cell>
              <table:table-cell office:value-type="float" office:value="1.18323084176811">
                <text:p>1.18323084176811</text:p>
              </table:table-cell>
              <table:table-cell office:value-type="float" office:value="211">
                <text:p>211</text:p>
              </table:table-cell>
              <table:table-cell office:value-type="float" office:value="2.33336726857844">
                <text:p>2.33336726857844</text:p>
              </table:table-cell>
              <table:table-cell office:value-type="float" office:value="2.33336726857844">
                <text:p>2.33336726857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215">
                <text:p>215</text:p>
              </table:table-cell>
              <table:table-cell office:value-type="float" office:value="1.19012817501752">
                <text:p>1.19012817501752</text:p>
              </table:table-cell>
              <table:table-cell office:value-type="float" office:value="215">
                <text:p>215</text:p>
              </table:table-cell>
              <table:table-cell office:value-type="float" office:value="2.28372423214282">
                <text:p>2.28372423214282</text:p>
              </table:table-cell>
              <table:table-cell office:value-type="float" office:value="2.28372423214282">
                <text:p>2.2837242321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219">
                <text:p>219</text:p>
              </table:table-cell>
              <table:table-cell office:value-type="float" office:value="1.10858894620496">
                <text:p>1.10858894620496</text:p>
              </table:table-cell>
              <table:table-cell office:value-type="float" office:value="219">
                <text:p>219</text:p>
              </table:table-cell>
              <table:table-cell office:value-type="float" office:value="2.34288847171825">
                <text:p>2.34288847171825</text:p>
              </table:table-cell>
              <table:table-cell office:value-type="float" office:value="2.34288847171825">
                <text:p>2.3428884717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1.10858894620496">
                <text:p>1.10858894620496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1.1971623009819">
                <text:p>1.1971623009819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1.2555565373233">
                <text:p>1.2555565373233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1.23826948402787">
                <text:p>1.23826948402787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1.19902445803262">
                <text:p>1.1990244580326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1.12848293214016">
                <text:p>1.12848293214016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1.21697741258036">
                <text:p>1.21697741258036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1.18238320692892">
                <text:p>1.18238320692892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4:Sheet5.C38 Sheet5.F2:Sheet5.F2 Sheet5.H4:Sheet5.H60 Sheet5.I2:Sheet5.I2 Sheet5.K4:Sheet5.K60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4:Sheet5.H60" chart:label-cell-address="Sheet5.F2:Sheet5.F2" chart:class="chart:scatter">
            <chart:domain table:cell-range-address="Sheet5.C4:Sheet5.C38"/>
            <chart:data-point chart:repeated="57"/>
          </chart:series>
          <chart:series chart:style-name="ch7" chart:values-cell-range-address="Sheet5.K4:Sheet5.K60" chart:label-cell-address="Sheet5.I2:Sheet5.I2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</text:p>
                <draw:g>
                  <svg:desc>Sheet5.F2:Sheet5.F2</svg:desc>
                </draw:g>
              </table:table-cell>
              <table:table-cell office:value-type="string">
                <text:p>Bottom (51.8V)</text:p>
                <draw:g>
                  <svg:desc>Sheet5.I2:Sheet5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4:Sheet5.C38</svg:desc>
                </draw:g>
              </table:table-cell>
              <table:table-cell office:value-type="float" office:value="2.49207590632572">
                <text:p>2.49207590632572</text:p>
                <draw:g>
                  <svg:desc>Sheet5.H4:Sheet5.H60</svg:desc>
                </draw:g>
              </table:table-cell>
              <table:table-cell office:value-type="float" office:value="0.242592467588603">
                <text:p>0.242592467588603</text:p>
                <draw:g>
                  <svg:desc>Sheet5.K4:Sheet5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